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put_data" table:style-name="ta1">
        <table:table-column table:style-name="co1" table:number-columns-repeated="6" table:default-cell-style-name="Default"/>
        <table:table-row table:style-name="ro1"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 table:number-columns-repeated="4"/>
        </table:table-row>
        <table:table-row table:style-name="ro1">
          <table:table-cell office:value-type="float" office:value="0.688599100248087" calcext:value-type="float">
            <text:p>0.688599100248087</text:p>
          </table:table-cell>
          <table:table-cell office:value-type="float" office:value="0.710104194945701" calcext:value-type="float">
            <text:p>0.710104194945701</text:p>
          </table:table-cell>
          <table:table-cell table:number-columns-repeated="4"/>
        </table:table-row>
        <table:table-row table:style-name="ro1"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 table:number-columns-repeated="4"/>
        </table:table-row>
        <table:table-row table:style-name="ro1">
          <table:table-cell office:value-type="float" office:value="0.608405497636609" calcext:value-type="float">
            <text:p>0.608405497636609</text:p>
          </table:table-cell>
          <table:table-cell office:value-type="float" office:value="0.84091789389624" calcext:value-type="float">
            <text:p>0.84091789389624</text:p>
          </table:table-cell>
          <table:table-cell table:number-columns-repeated="4"/>
        </table:table-row>
        <table:table-row table:style-name="ro1"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 table:number-columns-repeated="4"/>
        </table:table-row>
        <table:table-row table:style-name="ro1">
          <table:table-cell office:value-type="float" office:value="0.529786158492623" calcext:value-type="float">
            <text:p>0.529786158492623</text:p>
          </table:table-cell>
          <table:table-cell office:value-type="float" office:value="0.0664146754607276" calcext:value-type="float">
            <text:p>0.066414675460727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ights_init" table:style-name="ta1">
        <table:table-column table:style-name="co1" table:number-columns-repeated="3" table:default-cell-style-name="Default"/>
        <table:table-row table:style-name="ro1">
          <table:table-cell office:value-type="float" office:value="0.29958858853215" calcext:value-type="float">
            <text:p>0.29958858853215</text:p>
          </table:table-cell>
          <table:table-cell office:value-type="float" office:value="0.921384549363679" calcext:value-type="float">
            <text:p>0.921384549363679</text:p>
          </table:table-cell>
          <table:table-cell office:value-type="float" office:value="0.481349445754425" calcext:value-type="float">
            <text:p>0.481349445754425</text:p>
          </table:table-cell>
        </table:table-row>
        <table:table-row table:style-name="ro1">
          <table:table-cell office:value-type="float" office:value="0.710126674411187" calcext:value-type="float">
            <text:p>0.710126674411187</text:p>
          </table:table-cell>
          <table:table-cell office:value-type="float" office:value="0.676536175650993" calcext:value-type="float">
            <text:p>0.676536175650993</text:p>
          </table:table-cell>
          <table:table-cell office:value-type="float" office:value="0.458977516738955" calcext:value-type="float">
            <text:p>0.45897751673895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554917690160218" calcext:value-type="float">
            <text:p>0.554917690160218</text:p>
          </table:table-cell>
          <table:table-cell office:value-type="float" office:value="0.300658330304891" calcext:value-type="float">
            <text:p>0.300658330304891</text:p>
          </table:table-cell>
          <table:table-cell office:value-type="float" office:value="0.851414649045376" calcext:value-type="float">
            <text:p>0.851414649045376</text:p>
          </table:table-cell>
        </table:table-row>
        <table:table-row table:style-name="ro1">
          <table:table-cell office:value-type="float" office:value="0.846399391320794" calcext:value-type="float">
            <text:p>0.846399391320794</text:p>
          </table:table-cell>
          <table:table-cell office:value-type="float" office:value="0.890238407159074" calcext:value-type="float">
            <text:p>0.890238407159074</text:p>
          </table:table-cell>
          <table:table-cell office:value-type="float" office:value="0.18852743360062" calcext:value-type="float">
            <text:p>0.18852743360062</text:p>
          </table:table-cell>
        </table:table-row>
        <table:table-row table:style-name="ro1">
          <table:table-cell office:value-type="float" office:value="0.167332715326401" calcext:value-type="float">
            <text:p>0.167332715326401</text:p>
          </table:table-cell>
          <table:table-cell office:value-type="float" office:value="0.406276430359808" calcext:value-type="float">
            <text:p>0.406276430359808</text:p>
          </table:table-cell>
          <table:table-cell office:value-type="float" office:value="0.598456774228674" calcext:value-type="float">
            <text:p>0.5984567742286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814166145244106" calcext:value-type="float">
            <text:p>0.814166145244106</text:p>
          </table:table-cell>
          <table:table-cell office:value-type="float" office:value="0.920676527086523" calcext:value-type="float">
            <text:p>0.920676527086523</text:p>
          </table:table-cell>
          <table:table-cell office:value-type="float" office:value="0.0809311557634369" calcext:value-type="float">
            <text:p>0.0809311557634369</text:p>
          </table:table-cell>
        </table:table-row>
        <table:table-row table:style-name="ro1">
          <table:table-cell office:value-type="float" office:value="0.648263451250989" calcext:value-type="float">
            <text:p>0.648263451250989</text:p>
          </table:table-cell>
          <table:table-cell office:value-type="float" office:value="0.23910093352679" calcext:value-type="float">
            <text:p>0.23910093352679</text:p>
          </table:table-cell>
          <table:table-cell office:value-type="float" office:value="0.570400831049233" calcext:value-type="float">
            <text:p>0.570400831049233</text:p>
          </table:table-cell>
        </table:table-row>
        <table:table-row table:style-name="ro1">
          <table:table-cell office:value-type="float" office:value="0.259596034078637" calcext:value-type="float">
            <text:p>0.259596034078637</text:p>
          </table:table-cell>
          <table:table-cell office:value-type="float" office:value="0.977018843637911" calcext:value-type="float">
            <text:p>0.977018843637911</text:p>
          </table:table-cell>
          <table:table-cell office:value-type="float" office:value="0.979356592707453" calcext:value-type="float">
            <text:p>0.979356592707453</text:p>
          </table:table-cell>
        </table:table-row>
      </table:table>
      <table:table table:name="expected_params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number-columns-repeated="18" table:default-cell-style-name="Default"/>
        <table:table-row table:style-name="ro1">
          <table:table-cell office:value-type="float" office:value="0.29958858853215" calcext:value-type="float">
            <text:p>0.29958858853215</text:p>
          </table:table-cell>
          <table:table-cell office:value-type="float" office:value="0.921384549363679" calcext:value-type="float">
            <text:p>0.921384549363679</text:p>
          </table:table-cell>
          <table:table-cell office:value-type="float" office:value="0.481349445754425" calcext:value-type="float">
            <text:p>0.481349445754425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float" office:value="0.710126674411187" calcext:value-type="float">
            <text:p>0.710126674411187</text:p>
          </table:table-cell>
          <table:table-cell office:value-type="float" office:value="0.676536175650993" calcext:value-type="float">
            <text:p>0.676536175650993</text:p>
          </table:table-cell>
          <table:table-cell office:value-type="float" office:value="0.458977516738955" calcext:value-type="float">
            <text:p>0.458977516738955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0.554917690160218" calcext:value-type="float">
            <text:p>0.554917690160218</text:p>
          </table:table-cell>
          <table:table-cell office:value-type="float" office:value="0.300658330304891" calcext:value-type="float">
            <text:p>0.300658330304891</text:p>
          </table:table-cell>
          <table:table-cell office:value-type="float" office:value="0.851414649045376" calcext:value-type="float">
            <text:p>0.851414649045376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846399391320794" calcext:value-type="float">
            <text:p>0.846399391320794</text:p>
          </table:table-cell>
          <table:table-cell office:value-type="float" office:value="0.890238407159074" calcext:value-type="float">
            <text:p>0.890238407159074</text:p>
          </table:table-cell>
          <table:table-cell office:value-type="float" office:value="0.18852743360062" calcext:value-type="float">
            <text:p>0.18852743360062</text:p>
          </table:table-cell>
          <table:table-cell table:number-columns-repeated="15"/>
        </table:table-row>
        <table:table-row table:style-name="ro1">
          <table:table-cell office:value-type="float" office:value="0.167332715326401" calcext:value-type="float">
            <text:p>0.167332715326401</text:p>
          </table:table-cell>
          <table:table-cell office:value-type="float" office:value="0.406276430359808" calcext:value-type="float">
            <text:p>0.406276430359808</text:p>
          </table:table-cell>
          <table:table-cell office:value-type="float" office:value="0.598456774228674" calcext:value-type="float">
            <text:p>0.598456774228674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W.X + b</text:p>
          </table:table-cell>
          <table:table-cell table:number-columns-repeated="4"/>
          <table:table-cell office:value-type="string" calcext:value-type="string">
            <text:p>W.X</text:p>
          </table:table-cell>
          <table:table-cell table:number-columns-repeated="4"/>
          <table:table-cell office:value-type="string" calcext:value-type="string">
            <text:p>W1 ^ 2</text:p>
          </table:table-cell>
          <table:table-cell table:number-columns-repeated="2"/>
        </table:table-row>
        <table:table-row table:style-name="ro1">
          <table:table-cell office:value-type="float" office:value="0.814166145244106" calcext:value-type="float">
            <text:p>0.814166145244106</text:p>
          </table:table-cell>
          <table:table-cell office:value-type="float" office:value="0.920676527086523" calcext:value-type="float">
            <text:p>0.920676527086523</text:p>
          </table:table-cell>
          <table:table-cell office:value-type="float" office:value="0.0809311557634369" calcext:value-type="float">
            <text:p>0.0809311557634369</text:p>
          </table:table-cell>
          <table:table-cell office:value-type="string" calcext:value-type="string">
            <text:p>w3</text:p>
          </table:table-cell>
          <table:table-cell/>
          <table:table-cell table:formula="of:=[.K12]+[.A$4]" office:value-type="float" office:value="0.354131781302987" calcext:value-type="float">
            <text:p>0.354131781302987</text:p>
          </table:table-cell>
          <table:table-cell table:formula="of:=[.L12]+[.B$4]" office:value-type="float" office:value="0.408042772776709" calcext:value-type="float">
            <text:p>0.408042772776709</text:p>
          </table:table-cell>
          <table:table-cell table:formula="of:=[.M12]+[.C$4]" office:value-type="float" office:value="0.260854705282266" calcext:value-type="float">
            <text:p>0.260854705282266</text:p>
          </table:table-cell>
          <table:table-cell table:number-columns-repeated="2"/>
          <table:table-cell table:number-matrix-columns-spanned="3" table:number-matrix-rows-spanned="6" table:formula="of:=MMULT([.F1:.G6];[.A1:.C2] )" office:value-type="float" office:value="0.354131781302987" calcext:value-type="float">
            <text:p>0.354131781302987</text:p>
          </table:table-cell>
          <table:table-cell office:value-type="float" office:value="0.408042772776709" calcext:value-type="float">
            <text:p>0.408042772776709</text:p>
          </table:table-cell>
          <table:table-cell office:value-type="float" office:value="0.260854705282266" calcext:value-type="float">
            <text:p>0.260854705282266</text:p>
          </table:table-cell>
          <table:table-cell table:number-columns-repeated="2"/>
          <table:table-cell table:formula="of:=POWER([.A1];2)" office:value-type="float" office:value="0.089753322378686" calcext:value-type="float">
            <text:p>0.089753322378686</text:p>
          </table:table-cell>
          <table:table-cell table:formula="of:=POWER([.B1];2)" office:value-type="float" office:value="0.84894948780611" calcext:value-type="float">
            <text:p>0.84894948780611</text:p>
          </table:table-cell>
          <table:table-cell table:formula="of:=POWER([.C1];2)" office:value-type="float" office:value="0.231697288928092" calcext:value-type="float">
            <text:p>0.231697288928092</text:p>
          </table:table-cell>
        </table:table-row>
        <table:table-row table:style-name="ro1">
          <table:table-cell office:value-type="float" office:value="0.648263451250989" calcext:value-type="float">
            <text:p>0.648263451250989</text:p>
          </table:table-cell>
          <table:table-cell office:value-type="float" office:value="0.23910093352679" calcext:value-type="float">
            <text:p>0.23910093352679</text:p>
          </table:table-cell>
          <table:table-cell office:value-type="float" office:value="0.570400831049233" calcext:value-type="float">
            <text:p>0.570400831049233</text:p>
          </table:table-cell>
          <table:table-cell table:number-columns-repeated="2"/>
          <table:table-cell table:formula="of:=[.K13]+[.A$4]" office:value-type="float" office:value="-0.297967497934391" calcext:value-type="float">
            <text:p>-0.297967497934391</text:p>
          </table:table-cell>
          <table:table-cell table:formula="of:=[.L13]+[.B$4]" office:value-type="float" office:value="0.154053395312027" calcext:value-type="float">
            <text:p>0.154053395312027</text:p>
          </table:table-cell>
          <table:table-cell table:formula="of:=[.M13]+[.C$4]" office:value-type="float" office:value="0.0055349352293198" calcext:value-type="float">
            <text:p>0.0055349352293198</text:p>
          </table:table-cell>
          <table:table-cell table:number-columns-repeated="2"/>
          <table:table-cell office:value-type="float" office:value="-0.297967497934391" calcext:value-type="float">
            <text:p>-0.297967497934391</text:p>
          </table:table-cell>
          <table:table-cell office:value-type="float" office:value="0.154053395312027" calcext:value-type="float">
            <text:p>0.154053395312027</text:p>
          </table:table-cell>
          <table:table-cell office:value-type="float" office:value="0.0055349352293198" calcext:value-type="float">
            <text:p>0.0055349352293198</text:p>
          </table:table-cell>
          <table:table-cell table:number-columns-repeated="2"/>
          <table:table-cell table:formula="of:=POWER([.A2];2)" office:value-type="float" office:value="0.504279893710292" calcext:value-type="float">
            <text:p>0.504279893710292</text:p>
          </table:table-cell>
          <table:table-cell table:formula="of:=POWER([.B2];2)" office:value-type="float" office:value="0.457701196964472" calcext:value-type="float">
            <text:p>0.457701196964472</text:p>
          </table:table-cell>
          <table:table-cell table:formula="of:=POWER([.C2];2)" office:value-type="float" office:value="0.210660360871857" calcext:value-type="float">
            <text:p>0.210660360871857</text:p>
          </table:table-cell>
        </table:table-row>
        <table:table-row table:style-name="ro1">
          <table:table-cell office:value-type="float" office:value="0.259596034078637" calcext:value-type="float">
            <text:p>0.259596034078637</text:p>
          </table:table-cell>
          <table:table-cell office:value-type="float" office:value="0.977018843637911" calcext:value-type="float">
            <text:p>0.977018843637911</text:p>
          </table:table-cell>
          <table:table-cell office:value-type="float" office:value="0.979356592707453" calcext:value-type="float">
            <text:p>0.979356592707453</text:p>
          </table:table-cell>
          <table:table-cell table:number-columns-repeated="2"/>
          <table:table-cell table:formula="of:=[.K14]+[.A$4]" office:value-type="float" office:value="0.339808351013192" calcext:value-type="float">
            <text:p>0.339808351013192</text:p>
          </table:table-cell>
          <table:table-cell table:formula="of:=[.L14]+[.B$4]" office:value-type="float" office:value="0.855946427721819" calcext:value-type="float">
            <text:p>0.855946427721819</text:p>
          </table:table-cell>
          <table:table-cell table:formula="of:=[.M14]+[.C$4]" office:value-type="float" office:value="0.460405122139756" calcext:value-type="float">
            <text:p>0.460405122139756</text:p>
          </table:table-cell>
          <table:table-cell table:number-columns-repeated="2"/>
          <table:table-cell office:value-type="float" office:value="0.339808351013192" calcext:value-type="float">
            <text:p>0.339808351013192</text:p>
          </table:table-cell>
          <table:table-cell office:value-type="float" office:value="0.855946427721819" calcext:value-type="float">
            <text:p>0.855946427721819</text:p>
          </table:table-cell>
          <table:table-cell office:value-type="float" office:value="0.460405122139756" calcext:value-type="float">
            <text:p>0.460405122139756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K15]+[.A$4]" office:value-type="float" office:value="-0.779429571737548" calcext:value-type="float">
            <text:p>-0.779429571737548</text:p>
          </table:table-cell>
          <table:table-cell table:formula="of:=[.L15]+[.B$4]" office:value-type="float" office:value="-1.12948680124334" calcext:value-type="float">
            <text:p>-1.12948680124334</text:p>
          </table:table-cell>
          <table:table-cell table:formula="of:=[.M15]+[.C$4]" office:value-type="float" office:value="-0.678818055803175" calcext:value-type="float">
            <text:p>-0.678818055803175</text:p>
          </table:table-cell>
          <table:table-cell table:number-columns-repeated="2"/>
          <table:table-cell office:value-type="float" office:value="-0.779429571737548" calcext:value-type="float">
            <text:p>-0.779429571737548</text:p>
          </table:table-cell>
          <table:table-cell office:value-type="float" office:value="-1.12948680124334" calcext:value-type="float">
            <text:p>-1.12948680124334</text:p>
          </table:table-cell>
          <table:table-cell office:value-type="float" office:value="-0.678818055803175" calcext:value-type="float">
            <text:p>-0.678818055803175</text:p>
          </table:table-cell>
          <table:table-cell table:number-columns-repeated="2"/>
          <table:table-cell office:value-type="string" calcext:value-type="string">
            <text:p>W2 ^ 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/>
          <table:table-cell table:formula="of:=[.K16]+[.A$4]" office:value-type="float" office:value="0.189641712992788" calcext:value-type="float">
            <text:p>0.189641712992788</text:p>
          </table:table-cell>
          <table:table-cell table:formula="of:=[.L16]+[.B$4]" office:value-type="float" office:value="0.410195260881704" calcext:value-type="float">
            <text:p>0.410195260881704</text:p>
          </table:table-cell>
          <table:table-cell table:formula="of:=[.M16]+[.C$4]" office:value-type="float" office:value="0.226409681470889" calcext:value-type="float">
            <text:p>0.226409681470889</text:p>
          </table:table-cell>
          <table:table-cell table:number-columns-repeated="2"/>
          <table:table-cell office:value-type="float" office:value="0.189641712992788" calcext:value-type="float">
            <text:p>0.189641712992788</text:p>
          </table:table-cell>
          <table:table-cell office:value-type="float" office:value="0.410195260881704" calcext:value-type="float">
            <text:p>0.410195260881704</text:p>
          </table:table-cell>
          <table:table-cell office:value-type="float" office:value="0.226409681470889" calcext:value-type="float">
            <text:p>0.226409681470889</text:p>
          </table:table-cell>
          <table:table-cell table:number-columns-repeated="2"/>
          <table:table-cell table:formula="of:=POWER([.A6];2)" office:value-type="float" office:value="0.307933642852752" calcext:value-type="float">
            <text:p>0.307933642852752</text:p>
          </table:table-cell>
          <table:table-cell table:formula="of:=POWER([.B6];2)" office:value-type="float" office:value="0.090395431581725" calcext:value-type="float">
            <text:p>0.090395431581725</text:p>
          </table:table-cell>
          <table:table-cell table:formula="of:=POWER([.C6];2)" office:value-type="float" office:value="0.724906904609061" calcext:value-type="float">
            <text:p>0.724906904609061</text:p>
          </table:table-cell>
        </table:table-row>
        <table:table-row table:style-name="ro1">
          <table:table-cell table:number-columns-repeated="5"/>
          <table:table-cell table:formula="of:=[.K17]+[.A$4]" office:value-type="float" office:value="0.11155505482965" calcext:value-type="float">
            <text:p>0.11155505482965</text:p>
          </table:table-cell>
          <table:table-cell table:formula="of:=[.L17]+[.B$4]" office:value-type="float" office:value="0.443204850358538" calcext:value-type="float">
            <text:p>0.443204850358538</text:p>
          </table:table-cell>
          <table:table-cell table:formula="of:=[.M17]+[.C$4]" office:value-type="float" office:value="0.224529430940802" calcext:value-type="float">
            <text:p>0.224529430940802</text:p>
          </table:table-cell>
          <table:table-cell table:number-columns-repeated="2"/>
          <table:table-cell office:value-type="float" office:value="0.11155505482965" calcext:value-type="float">
            <text:p>0.11155505482965</text:p>
          </table:table-cell>
          <table:table-cell office:value-type="float" office:value="0.443204850358538" calcext:value-type="float">
            <text:p>0.443204850358538</text:p>
          </table:table-cell>
          <table:table-cell office:value-type="float" office:value="0.224529430940802" calcext:value-type="float">
            <text:p>0.224529430940802</text:p>
          </table:table-cell>
          <table:table-cell table:number-columns-repeated="2"/>
          <table:table-cell table:formula="of:=POWER([.A7];2)" office:value-type="float" office:value="0.716391929628211" calcext:value-type="float">
            <text:p>0.716391929628211</text:p>
          </table:table-cell>
          <table:table-cell table:formula="of:=POWER([.B7];2)" office:value-type="float" office:value="0.792524421581126" calcext:value-type="float">
            <text:p>0.792524421581126</text:p>
          </table:table-cell>
          <table:table-cell table:formula="of:=POWER([.C7];2)" office:value-type="float" office:value="0.035542593220036" calcext:value-type="float">
            <text:p>0.035542593220036</text:p>
          </table:table-cell>
        </table:table-row>
        <table:table-row table:style-name="ro1">
          <table:table-cell table:formula="of:=MAX(0; [.F12])" office:value-type="float" office:value="0.354131781302987" calcext:value-type="float">
            <text:p>0.354131781302987</text:p>
          </table:table-cell>
          <table:table-cell table:formula="of:=MAX(0; [.G12])" office:value-type="float" office:value="0.408042772776709" calcext:value-type="float">
            <text:p>0.408042772776709</text:p>
          </table:table-cell>
          <table:table-cell table:formula="of:=MAX(0; [.H12])" office:value-type="float" office:value="0.260854705282266" calcext:value-type="float">
            <text:p>0.260854705282266</text:p>
          </table:table-cell>
          <table:table-cell office:value-type="string" calcext:value-type="string">
            <text:p>y1</text:p>
          </table:table-cell>
          <table:table-cell table:number-columns-repeated="11"/>
          <table:table-cell table:formula="of:=POWER([.A8];2)" office:value-type="float" office:value="0.0280002376185063" calcext:value-type="float">
            <text:p>0.0280002376185063</text:p>
          </table:table-cell>
          <table:table-cell table:formula="of:=POWER([.B8];2)" office:value-type="float" office:value="0.165060537865908" calcext:value-type="float">
            <text:p>0.165060537865908</text:p>
          </table:table-cell>
          <table:table-cell table:formula="of:=POWER([.C8];2)" office:value-type="float" office:value="0.35815051062019" calcext:value-type="float">
            <text:p>0.35815051062019</text:p>
          </table:table-cell>
        </table:table-row>
        <table:table-row table:style-name="ro1">
          <table:table-cell table:formula="of:=MAX(0; [.F13])" office:value-type="float" office:value="0" calcext:value-type="float">
            <text:p>0</text:p>
          </table:table-cell>
          <table:table-cell table:formula="of:=MAX(0; [.G13])" office:value-type="float" office:value="0.154053395312027" calcext:value-type="float">
            <text:p>0.154053395312027</text:p>
          </table:table-cell>
          <table:table-cell table:formula="of:=MAX(0; [.H13])" office:value-type="float" office:value="0.0055349352293198" calcext:value-type="float">
            <text:p>0.0055349352293198</text:p>
          </table:table-cell>
          <table:table-cell table:number-columns-repeated="2"/>
          <table:table-cell table:formula="of:=[.K19]+[.A$10]" office:value-type="float" office:value="0.585530670744582" calcext:value-type="float">
            <text:p>0.585530670744582</text:p>
          </table:table-cell>
          <table:table-cell table:formula="of:=[.L19]+[.B$10]" office:value-type="float" office:value="0.575707136668601" calcext:value-type="float">
            <text:p>0.575707136668601</text:p>
          </table:table-cell>
          <table:table-cell table:formula="of:=[.M19]+[.C$10]" office:value-type="float" office:value="0.534550508510366" calcext:value-type="float">
            <text:p>0.534550508510366</text:p>
          </table:table-cell>
          <table:table-cell table:number-columns-repeated="2"/>
          <table:table-cell table:number-matrix-columns-spanned="3" table:number-matrix-rows-spanned="6" table:formula="of:=MMULT([.A18:.C23];[.A6:.C8])" office:value-type="float" office:value="0.585530670744582" calcext:value-type="float">
            <text:p>0.585530670744582</text:p>
          </table:table-cell>
          <table:table-cell office:value-type="float" office:value="0.575707136668601" calcext:value-type="float">
            <text:p>0.575707136668601</text:p>
          </table:table-cell>
          <table:table-cell office:value-type="float" office:value="0.534550508510366" calcext:value-type="float">
            <text:p>0.534550508510366</text:p>
          </table:table-cell>
          <table:table-cell table:number-columns-repeated="5"/>
        </table:table-row>
        <table:table-row table:style-name="ro1">
          <table:table-cell table:formula="of:=MAX(0; [.F14])" office:value-type="float" office:value="0.339808351013192" calcext:value-type="float">
            <text:p>0.339808351013192</text:p>
          </table:table-cell>
          <table:table-cell table:formula="of:=MAX(0; [.G14])" office:value-type="float" office:value="0.855946427721819" calcext:value-type="float">
            <text:p>0.855946427721819</text:p>
          </table:table-cell>
          <table:table-cell table:formula="of:=MAX(0; [.H14])" office:value-type="float" office:value="0.460405122139756" calcext:value-type="float">
            <text:p>0.460405122139756</text:p>
          </table:table-cell>
          <table:table-cell table:number-columns-repeated="2"/>
          <table:table-cell table:formula="of:=[.K20]+[.A$10]" office:value-type="float" office:value="0.131316875764079" calcext:value-type="float">
            <text:p>0.131316875764079</text:p>
          </table:table-cell>
          <table:table-cell table:formula="of:=[.L20]+[.B$10]" office:value-type="float" office:value="0.139392962987267" calcext:value-type="float">
            <text:p>0.139392962987267</text:p>
          </table:table-cell>
          <table:table-cell table:formula="of:=[.M20]+[.C$10]" office:value-type="float" office:value="0.0323557107385415" calcext:value-type="float">
            <text:p>0.0323557107385415</text:p>
          </table:table-cell>
          <table:table-cell table:number-columns-repeated="2"/>
          <table:table-cell office:value-type="float" office:value="0.131316875764079" calcext:value-type="float">
            <text:p>0.131316875764079</text:p>
          </table:table-cell>
          <table:table-cell office:value-type="float" office:value="0.139392962987267" calcext:value-type="float">
            <text:p>0.139392962987267</text:p>
          </table:table-cell>
          <table:table-cell office:value-type="float" office:value="0.0323557107385415" calcext:value-type="float">
            <text:p>0.0323557107385415</text:p>
          </table:table-cell>
          <table:table-cell table:number-columns-repeated="2"/>
          <table:table-cell office:value-type="string" calcext:value-type="string">
            <text:p>W3 ^ 2</text:p>
          </table:table-cell>
          <table:table-cell table:number-columns-repeated="2"/>
        </table:table-row>
        <table:table-row table:style-name="ro1">
          <table:table-cell table:formula="of:=MAX(0; [.F15])" office:value-type="float" office:value="0" calcext:value-type="float">
            <text:p>0</text:p>
          </table:table-cell>
          <table:table-cell table:formula="of:=MAX(0; [.G15])" office:value-type="float" office:value="0" calcext:value-type="float">
            <text:p>0</text:p>
          </table:table-cell>
          <table:table-cell table:formula="of:=MAX(0; [.H15])" office:value-type="float" office:value="0" calcext:value-type="float">
            <text:p>0</text:p>
          </table:table-cell>
          <table:table-cell table:number-columns-repeated="2"/>
          <table:table-cell table:formula="of:=[.K21]+[.A$10]" office:value-type="float" office:value="0.990079039906177" calcext:value-type="float">
            <text:p>0.990079039906177</text:p>
          </table:table-cell>
          <table:table-cell table:formula="of:=[.L21]+[.B$10]" office:value-type="float" office:value="1.05121434541017" calcext:value-type="float">
            <text:p>1.05121434541017</text:p>
          </table:table-cell>
          <table:table-cell table:formula="of:=[.M21]+[.C$10]" office:value-type="float" office:value="0.726219755472715" calcext:value-type="float">
            <text:p>0.726219755472715</text:p>
          </table:table-cell>
          <table:table-cell table:number-columns-repeated="2"/>
          <table:table-cell office:value-type="float" office:value="0.990079039906177" calcext:value-type="float">
            <text:p>0.990079039906177</text:p>
          </table:table-cell>
          <table:table-cell office:value-type="float" office:value="1.05121434541017" calcext:value-type="float">
            <text:p>1.05121434541017</text:p>
          </table:table-cell>
          <table:table-cell office:value-type="float" office:value="0.726219755472715" calcext:value-type="float">
            <text:p>0.726219755472715</text:p>
          </table:table-cell>
          <table:table-cell table:number-columns-repeated="2"/>
          <table:table-cell table:formula="of:=POWER([.A12];2)" office:value-type="float" office:value="0.662866512061647" calcext:value-type="float">
            <text:p>0.662866512061647</text:p>
          </table:table-cell>
          <table:table-cell table:formula="of:=POWER([.B12];2)" office:value-type="float" office:value="0.847645267528101" calcext:value-type="float">
            <text:p>0.847645267528101</text:p>
          </table:table-cell>
          <table:table-cell table:formula="of:=POWER([.C12];2)" office:value-type="float" office:value="0.00654985197320569" calcext:value-type="float">
            <text:p>0.00654985197320569</text:p>
          </table:table-cell>
        </table:table-row>
        <table:table-row table:style-name="ro1">
          <table:table-cell table:formula="of:=MAX(0; [.F16])" office:value-type="float" office:value="0.189641712992788" calcext:value-type="float">
            <text:p>0.189641712992788</text:p>
          </table:table-cell>
          <table:table-cell table:formula="of:=MAX(0; [.G16])" office:value-type="float" office:value="0.410195260881704" calcext:value-type="float">
            <text:p>0.410195260881704</text:p>
          </table:table-cell>
          <table:table-cell table:formula="of:=MAX(0; [.H16])" office:value-type="float" office:value="0.226409681470889" calcext:value-type="float">
            <text:p>0.226409681470889</text:p>
          </table:table-cell>
          <table:table-cell table:number-columns-repeated="2"/>
          <table:table-cell table:formula="of:=[.K22]+[.A$10]" office:value-type="float" office:value="0" calcext:value-type="float">
            <text:p>0</text:p>
          </table:table-cell>
          <table:table-cell table:formula="of:=[.L22]+[.B$10]" office:value-type="float" office:value="0" calcext:value-type="float">
            <text:p>0</text:p>
          </table:table-cell>
          <table:table-cell table:formula="of:=[.M22]+[.C$10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POWER([.A13];2)" office:value-type="float" office:value="0.420245502227843" calcext:value-type="float">
            <text:p>0.420245502227843</text:p>
          </table:table-cell>
          <table:table-cell table:formula="of:=POWER([.B13];2)" office:value-type="float" office:value="0.0571692564133824" calcext:value-type="float">
            <text:p>0.0571692564133824</text:p>
          </table:table-cell>
          <table:table-cell table:formula="of:=POWER([.C13];2)" office:value-type="float" office:value="0.325357108061655" calcext:value-type="float">
            <text:p>0.325357108061655</text:p>
          </table:table-cell>
        </table:table-row>
        <table:table-row table:style-name="ro1">
          <table:table-cell table:formula="of:=MAX(0; [.F17])" office:value-type="float" office:value="0.11155505482965" calcext:value-type="float">
            <text:p>0.11155505482965</text:p>
          </table:table-cell>
          <table:table-cell table:formula="of:=MAX(0; [.G17])" office:value-type="float" office:value="0.443204850358538" calcext:value-type="float">
            <text:p>0.443204850358538</text:p>
          </table:table-cell>
          <table:table-cell table:formula="of:=MAX(0; [.H17])" office:value-type="float" office:value="0.224529430940802" calcext:value-type="float">
            <text:p>0.224529430940802</text:p>
          </table:table-cell>
          <table:table-cell table:number-columns-repeated="2"/>
          <table:table-cell table:formula="of:=[.K23]+[.A$10]" office:value-type="float" office:value="0.490310307241643" calcext:value-type="float">
            <text:p>0.490310307241643</text:p>
          </table:table-cell>
          <table:table-cell table:formula="of:=[.L23]+[.B$10]" office:value-type="float" office:value="0.514173853642994" calcext:value-type="float">
            <text:p>0.514173853642994</text:p>
          </table:table-cell>
          <table:table-cell table:formula="of:=[.M23]+[.C$10]" office:value-type="float" office:value="0.374293199948493" calcext:value-type="float">
            <text:p>0.374293199948493</text:p>
          </table:table-cell>
          <table:table-cell table:number-columns-repeated="2"/>
          <table:table-cell office:value-type="float" office:value="0.490310307241643" calcext:value-type="float">
            <text:p>0.490310307241643</text:p>
          </table:table-cell>
          <table:table-cell office:value-type="float" office:value="0.514173853642994" calcext:value-type="float">
            <text:p>0.514173853642994</text:p>
          </table:table-cell>
          <table:table-cell office:value-type="float" office:value="0.374293199948493" calcext:value-type="float">
            <text:p>0.374293199948493</text:p>
          </table:table-cell>
          <table:table-cell table:number-columns-repeated="2"/>
          <table:table-cell table:formula="of:=POWER([.A14];2)" office:value-type="float" office:value="0.067390100909357" calcext:value-type="float">
            <text:p>0.067390100909357</text:p>
          </table:table-cell>
          <table:table-cell table:formula="of:=POWER([.B14];2)" office:value-type="float" office:value="0.954565820823561" calcext:value-type="float">
            <text:p>0.954565820823561</text:p>
          </table:table-cell>
          <table:table-cell table:formula="of:=POWER([.C14];2)" office:value-type="float" office:value="0.959139335679553" calcext:value-type="float">
            <text:p>0.959139335679553</text:p>
          </table:table-cell>
        </table:table-row>
        <table:table-row table:style-name="ro1">
          <table:table-cell table:number-columns-repeated="5"/>
          <table:table-cell table:formula="of:=[.K24]+[.A$10]" office:value-type="float" office:value="0.474603308275672" calcext:value-type="float">
            <text:p>0.474603308275672</text:p>
          </table:table-cell>
          <table:table-cell table:formula="of:=[.L24]+[.B$10]" office:value-type="float" office:value="0.519318952263862" calcext:value-type="float">
            <text:p>0.519318952263862</text:p>
          </table:table-cell>
          <table:table-cell table:formula="of:=[.M24]+[.C$10]" office:value-type="float" office:value="0.312907039814698" calcext:value-type="float">
            <text:p>0.312907039814698</text:p>
          </table:table-cell>
          <table:table-cell table:number-columns-repeated="2"/>
          <table:table-cell office:value-type="float" office:value="0.474603308275672" calcext:value-type="float">
            <text:p>0.474603308275672</text:p>
          </table:table-cell>
          <table:table-cell office:value-type="float" office:value="0.519318952263862" calcext:value-type="float">
            <text:p>0.519318952263862</text:p>
          </table:table-cell>
          <table:table-cell office:value-type="float" office:value="0.312907039814698" calcext:value-type="float">
            <text:p>0.312907039814698</text:p>
          </table:table-cell>
          <table:table-cell table:number-columns-repeated="5"/>
        </table:table-row>
        <table:table-row table:style-name="ro1">
          <table:table-cell table:formula="of:=MAX(0;[.F19])" office:value-type="float" office:value="0.585530670744582" calcext:value-type="float">
            <text:p>0.585530670744582</text:p>
          </table:table-cell>
          <table:table-cell table:formula="of:=MAX(0;[.G19])" office:value-type="float" office:value="0.575707136668601" calcext:value-type="float">
            <text:p>0.575707136668601</text:p>
          </table:table-cell>
          <table:table-cell table:formula="of:=MAX(0;[.H19])" office:value-type="float" office:value="0.534550508510366" calcext:value-type="float">
            <text:p>0.534550508510366</text:p>
          </table:table-cell>
          <table:table-cell office:value-type="string" calcext:value-type="string">
            <text:p>y2</text:p>
          </table:table-cell>
          <table:table-cell table:number-columns-repeated="14"/>
        </table:table-row>
        <table:table-row table:style-name="ro1">
          <table:table-cell table:formula="of:=MAX(0;[.F20])" office:value-type="float" office:value="0.131316875764079" calcext:value-type="float">
            <text:p>0.131316875764079</text:p>
          </table:table-cell>
          <table:table-cell table:formula="of:=MAX(0;[.G20])" office:value-type="float" office:value="0.139392962987267" calcext:value-type="float">
            <text:p>0.139392962987267</text:p>
          </table:table-cell>
          <table:table-cell table:formula="of:=MAX(0;[.H20])" office:value-type="float" office:value="0.0323557107385415" calcext:value-type="float">
            <text:p>0.0323557107385415</text:p>
          </table:table-cell>
          <table:table-cell table:number-columns-repeated="2"/>
          <table:table-cell table:formula="of:=[.K26]+[.A$16]" office:value-type="float" office:value="0.988696336472934" calcext:value-type="float">
            <text:p>0.988696336472934</text:p>
          </table:table-cell>
          <table:table-cell table:formula="of:=[.L26]+[.B$16]" office:value-type="float" office:value="1.19900237795012" calcext:value-type="float">
            <text:p>1.19900237795012</text:p>
          </table:table-cell>
          <table:table-cell table:formula="of:=[.M26]+[.C$16]" office:value-type="float" office:value="0.899287067759792" calcext:value-type="float">
            <text:p>0.899287067759792</text:p>
          </table:table-cell>
          <table:table-cell table:number-columns-repeated="2"/>
          <table:table-cell table:number-matrix-columns-spanned="3" table:number-matrix-rows-spanned="6" table:formula="of:=MMULT([.A25:.C30];[.A12:.C14])" office:value-type="float" office:value="0.988696336472934" calcext:value-type="float">
            <text:p>0.988696336472934</text:p>
          </table:table-cell>
          <table:table-cell office:value-type="float" office:value="1.19900237795012" calcext:value-type="float">
            <text:p>1.19900237795012</text:p>
          </table:table-cell>
          <table:table-cell office:value-type="float" office:value="0.899287067759792" calcext:value-type="float">
            <text:p>0.899287067759792</text:p>
          </table:table-cell>
          <table:table-cell table:number-columns-repeated="5"/>
        </table:table-row>
        <table:table-row table:style-name="ro1">
          <table:table-cell table:formula="of:=MAX(0;[.F21])" office:value-type="float" office:value="0.990079039906177" calcext:value-type="float">
            <text:p>0.990079039906177</text:p>
          </table:table-cell>
          <table:table-cell table:formula="of:=MAX(0;[.G21])" office:value-type="float" office:value="1.05121434541017" calcext:value-type="float">
            <text:p>1.05121434541017</text:p>
          </table:table-cell>
          <table:table-cell table:formula="of:=MAX(0;[.H21])" office:value-type="float" office:value="0.726219755472715" calcext:value-type="float">
            <text:p>0.726219755472715</text:p>
          </table:table-cell>
          <table:table-cell table:number-columns-repeated="2"/>
          <table:table-cell table:formula="of:=[.K27]+[.A$16]" office:value-type="float" office:value="0.205676532000087" calcext:value-type="float">
            <text:p>0.205676532000087</text:p>
          </table:table-cell>
          <table:table-cell table:formula="of:=[.L27]+[.B$16]" office:value-type="float" office:value="0.185841491794498" calcext:value-type="float">
            <text:p>0.185841491794498</text:p>
          </table:table-cell>
          <table:table-cell table:formula="of:=[.M27]+[.C$16]" office:value-type="float" office:value="0.121825267080708" calcext:value-type="float">
            <text:p>0.121825267080708</text:p>
          </table:table-cell>
          <table:table-cell table:number-columns-repeated="2"/>
          <table:table-cell office:value-type="float" office:value="0.205676532000087" calcext:value-type="float">
            <text:p>0.205676532000087</text:p>
          </table:table-cell>
          <table:table-cell office:value-type="float" office:value="0.185841491794498" calcext:value-type="float">
            <text:p>0.185841491794498</text:p>
          </table:table-cell>
          <table:table-cell office:value-type="float" office:value="0.121825267080708" calcext:value-type="float">
            <text:p>0.121825267080708</text:p>
          </table:table-cell>
          <table:table-cell table:number-columns-repeated="5"/>
        </table:table-row>
        <table:table-row table:style-name="ro1">
          <table:table-cell table:formula="of:=MAX(0;[.F22])" office:value-type="float" office:value="0" calcext:value-type="float">
            <text:p>0</text:p>
          </table:table-cell>
          <table:table-cell table:formula="of:=MAX(0;[.G22])" office:value-type="float" office:value="0" calcext:value-type="float">
            <text:p>0</text:p>
          </table:table-cell>
          <table:table-cell table:formula="of:=MAX(0;[.H22])" office:value-type="float" office:value="0" calcext:value-type="float">
            <text:p>0</text:p>
          </table:table-cell>
          <table:table-cell table:number-columns-repeated="2"/>
          <table:table-cell table:formula="of:=[.K28]+[.A$16]" office:value-type="float" office:value="1.67607644335782" calcext:value-type="float">
            <text:p>1.67607644335782</text:p>
          </table:table-cell>
          <table:table-cell table:formula="of:=[.L28]+[.B$16]" office:value-type="float" office:value="1.87241924904526" calcext:value-type="float">
            <text:p>1.87241924904526</text:p>
          </table:table-cell>
          <table:table-cell table:formula="of:=[.M28]+[.C$16]" office:value-type="float" office:value="1.39096988250619" calcext:value-type="float">
            <text:p>1.39096988250619</text:p>
          </table:table-cell>
          <table:table-cell table:number-columns-repeated="2"/>
          <table:table-cell office:value-type="float" office:value="1.67607644335782" calcext:value-type="float">
            <text:p>1.67607644335782</text:p>
          </table:table-cell>
          <table:table-cell office:value-type="float" office:value="1.87241924904526" calcext:value-type="float">
            <text:p>1.87241924904526</text:p>
          </table:table-cell>
          <table:table-cell office:value-type="float" office:value="1.39096988250619" calcext:value-type="float">
            <text:p>1.39096988250619</text:p>
          </table:table-cell>
          <table:table-cell table:number-columns-repeated="5"/>
        </table:table-row>
        <table:table-row table:style-name="ro1">
          <table:table-cell table:formula="of:=MAX(0;[.F23])" office:value-type="float" office:value="0.490310307241643" calcext:value-type="float">
            <text:p>0.490310307241643</text:p>
          </table:table-cell>
          <table:table-cell table:formula="of:=MAX(0;[.G23])" office:value-type="float" office:value="0.514173853642994" calcext:value-type="float">
            <text:p>0.514173853642994</text:p>
          </table:table-cell>
          <table:table-cell table:formula="of:=MAX(0;[.H23])" office:value-type="float" office:value="0.374293199948493" calcext:value-type="float">
            <text:p>0.374293199948493</text:p>
          </table:table-cell>
          <table:table-cell table:number-columns-repeated="2"/>
          <table:table-cell table:formula="of:=[.K29]+[.A$16]" office:value-type="float" office:value="0" calcext:value-type="float">
            <text:p>0</text:p>
          </table:table-cell>
          <table:table-cell table:formula="of:=[.L29]+[.B$16]" office:value-type="float" office:value="0" calcext:value-type="float">
            <text:p>0</text:p>
          </table:table-cell>
          <table:table-cell table:formula="of:=[.M29]+[.C$16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MAX(0;[.F24])" office:value-type="float" office:value="0.474603308275672" calcext:value-type="float">
            <text:p>0.474603308275672</text:p>
          </table:table-cell>
          <table:table-cell table:formula="of:=MAX(0;[.G24])" office:value-type="float" office:value="0.519318952263862" calcext:value-type="float">
            <text:p>0.519318952263862</text:p>
          </table:table-cell>
          <table:table-cell table:formula="of:=MAX(0;[.H24])" office:value-type="float" office:value="0.312907039814698" calcext:value-type="float">
            <text:p>0.312907039814698</text:p>
          </table:table-cell>
          <table:table-cell table:number-columns-repeated="2"/>
          <table:table-cell table:formula="of:=[.K30]+[.A$16]" office:value-type="float" office:value="0.829679200015241" calcext:value-type="float">
            <text:p>0.829679200015241</text:p>
          </table:table-cell>
          <table:table-cell table:formula="of:=[.L30]+[.B$16]" office:value-type="float" office:value="0.940048148662279" calcext:value-type="float">
            <text:p>0.940048148662279</text:p>
          </table:table-cell>
          <table:table-cell table:formula="of:=[.M30]+[.C$16]" office:value-type="float" office:value="0.699533086244668" calcext:value-type="float">
            <text:p>0.699533086244668</text:p>
          </table:table-cell>
          <table:table-cell table:number-columns-repeated="2"/>
          <table:table-cell office:value-type="float" office:value="0.829679200015241" calcext:value-type="float">
            <text:p>0.829679200015241</text:p>
          </table:table-cell>
          <table:table-cell office:value-type="float" office:value="0.940048148662279" calcext:value-type="float">
            <text:p>0.940048148662279</text:p>
          </table:table-cell>
          <table:table-cell office:value-type="float" office:value="0.699533086244668" calcext:value-type="float">
            <text:p>0.69953308624466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K31]+[.A$16]" office:value-type="float" office:value="0.804290868884705" calcext:value-type="float">
            <text:p>0.804290868884705</text:p>
          </table:table-cell>
          <table:table-cell table:formula="of:=[.L31]+[.B$16]" office:value-type="float" office:value="0.866841846097382" calcext:value-type="float">
            <text:p>0.866841846097382</text:p>
          </table:table-cell>
          <table:table-cell table:formula="of:=[.M31]+[.C$16]" office:value-type="float" office:value="0.641077728565923" calcext:value-type="float">
            <text:p>0.641077728565923</text:p>
          </table:table-cell>
          <table:table-cell table:number-columns-repeated="2"/>
          <table:table-cell office:value-type="float" office:value="0.804290868884705" calcext:value-type="float">
            <text:p>0.804290868884705</text:p>
          </table:table-cell>
          <table:table-cell office:value-type="float" office:value="0.866841846097382" calcext:value-type="float">
            <text:p>0.866841846097382</text:p>
          </table:table-cell>
          <table:table-cell office:value-type="float" office:value="0.641077728565923" calcext:value-type="float">
            <text:p>0.641077728565923</text:p>
          </table:table-cell>
          <table:table-cell table:number-columns-repeated="5"/>
        </table:table-row>
        <table:table-row table:style-name="ro1">
          <table:table-cell table:formula="of:=MAX(0;[.F26])" office:value-type="float" office:value="0.988696336472934" calcext:value-type="float">
            <text:p>0.988696336472934</text:p>
          </table:table-cell>
          <table:table-cell table:formula="of:=MAX(0;[.G26])" office:value-type="float" office:value="1.19900237795012" calcext:value-type="float">
            <text:p>1.19900237795012</text:p>
          </table:table-cell>
          <table:table-cell table:formula="of:=MAX(0;[.H26])" office:value-type="float" office:value="0.899287067759792" calcext:value-type="float">
            <text:p>0.899287067759792</text:p>
          </table:table-cell>
          <table:table-cell office:value-type="string" calcext:value-type="string">
            <text:p>y3</text:p>
          </table:table-cell>
          <table:table-cell table:number-columns-repeated="14"/>
        </table:table-row>
        <table:table-row table:style-name="ro1">
          <table:table-cell table:formula="of:=MAX(0;[.F27])" office:value-type="float" office:value="0.205676532000087" calcext:value-type="float">
            <text:p>0.205676532000087</text:p>
          </table:table-cell>
          <table:table-cell table:formula="of:=MAX(0;[.G27])" office:value-type="float" office:value="0.185841491794498" calcext:value-type="float">
            <text:p>0.185841491794498</text:p>
          </table:table-cell>
          <table:table-cell table:formula="of:=MAX(0;[.H27])" office:value-type="float" office:value="0.121825267080708" calcext:value-type="float">
            <text:p>0.121825267080708</text:p>
          </table:table-cell>
          <table:table-cell table:number-columns-repeated="15"/>
        </table:table-row>
        <table:table-row table:style-name="ro1">
          <table:table-cell table:formula="of:=MAX(0;[.F28])" office:value-type="float" office:value="1.67607644335782" calcext:value-type="float">
            <text:p>1.67607644335782</text:p>
          </table:table-cell>
          <table:table-cell table:formula="of:=MAX(0;[.G28])" office:value-type="float" office:value="1.87241924904526" calcext:value-type="float">
            <text:p>1.87241924904526</text:p>
          </table:table-cell>
          <table:table-cell table:formula="of:=MAX(0;[.H28])" office:value-type="float" office:value="1.39096988250619" calcext:value-type="float">
            <text:p>1.39096988250619</text:p>
          </table:table-cell>
          <table:table-cell table:number-columns-repeated="15"/>
        </table:table-row>
        <table:table-row table:style-name="ro1">
          <table:table-cell table:formula="of:=MAX(0;[.F29])" office:value-type="float" office:value="0" calcext:value-type="float">
            <text:p>0</text:p>
          </table:table-cell>
          <table:table-cell table:formula="of:=MAX(0;[.G29])" office:value-type="float" office:value="0" calcext:value-type="float">
            <text:p>0</text:p>
          </table:table-cell>
          <table:table-cell table:formula="of:=MAX(0;[.H29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formula="of:=MAX(0;[.F30])" office:value-type="float" office:value="0.829679200015241" calcext:value-type="float">
            <text:p>0.829679200015241</text:p>
          </table:table-cell>
          <table:table-cell table:formula="of:=MAX(0;[.G30])" office:value-type="float" office:value="0.940048148662279" calcext:value-type="float">
            <text:p>0.940048148662279</text:p>
          </table:table-cell>
          <table:table-cell table:formula="of:=MAX(0;[.H30])" office:value-type="float" office:value="0.699533086244668" calcext:value-type="float">
            <text:p>0.699533086244668</text:p>
          </table:table-cell>
          <table:table-cell table:number-columns-repeated="15"/>
        </table:table-row>
        <table:table-row table:style-name="ro1">
          <table:table-cell table:formula="of:=MAX(0;[.F31])" office:value-type="float" office:value="0.804290868884705" calcext:value-type="float">
            <text:p>0.804290868884705</text:p>
          </table:table-cell>
          <table:table-cell table:formula="of:=MAX(0;[.G31])" office:value-type="float" office:value="0.866841846097382" calcext:value-type="float">
            <text:p>0.866841846097382</text:p>
          </table:table-cell>
          <table:table-cell table:formula="of:=MAX(0;[.H31])" office:value-type="float" office:value="0.641077728565923" calcext:value-type="float">
            <text:p>0.64107772856592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Correct probs</text:p>
          </table:table-cell>
          <table:table-cell table:formula="of:=INDEX([.A46:.C51];1;[.M1]+1)" office:value-type="float" office:value="0.43528048532194" calcext:value-type="float">
            <text:p>0.43528048532194</text:p>
          </table:table-cell>
          <table:table-cell/>
          <table:table-cell office:value-type="string" calcext:value-type="string">
            <text:p>correct logprob</text:p>
          </table:table-cell>
          <table:table-cell table:formula="of:=-LOG([.G38])" office:value-type="float" office:value="0.3612308028793" calcext:value-type="float">
            <text:p>0.3612308028793</text:p>
          </table:table-cell>
          <table:table-cell/>
          <table:table-cell office:value-type="string" calcext:value-type="string">
            <text:p>Data Loss</text:p>
          </table:table-cell>
          <table:table-cell table:formula="of:=AVERAGE([.J38:.J43])" office:value-type="float" office:value="0.459507280426393" calcext:value-type="float">
            <text:p>0.459507280426393</text:p>
          </table:table-cell>
          <table:table-cell table:number-columns-repeated="5"/>
        </table:table-row>
        <table:table-row table:style-name="ro1">
          <table:table-cell table:formula="of:=EXP([.A32])-MAX([.$A32:.$C32])" office:value-type="float" office:value="1.48872591610971" calcext:value-type="float">
            <text:p>1.48872591610971</text:p>
          </table:table-cell>
          <table:table-cell table:formula="of:=EXP([.B32])-MAX([.$A32:.$C32])" office:value-type="float" office:value="2.11780397455962" calcext:value-type="float">
            <text:p>2.11780397455962</text:p>
          </table:table-cell>
          <table:table-cell table:formula="of:=EXP([.C32])-MAX([.$A32:.$C32])" office:value-type="float" office:value="1.25884782777642" calcext:value-type="float">
            <text:p>1.25884782777642</text:p>
          </table:table-cell>
          <table:table-cell office:value-type="string" calcext:value-type="string">
            <text:p>exp_scores</text:p>
          </table:table-cell>
          <table:table-cell table:number-columns-repeated="2"/>
          <table:table-cell table:formula="of:=INDEX([.A47:.C52];1;[.M2]+1)" office:value-type="float" office:value="0.347246039975893" calcext:value-type="float">
            <text:p>0.347246039975893</text:p>
          </table:table-cell>
          <table:table-cell table:number-columns-repeated="2"/>
          <table:table-cell table:formula="of:=-LOG([.G39])" office:value-type="float" office:value="0.459362698294233" calcext:value-type="float">
            <text:p>0.459362698294233</text:p>
          </table:table-cell>
          <table:table-cell/>
          <table:table-cell office:value-type="string" calcext:value-type="string">
            <text:p>reg loss </text:p>
          </table:table-cell>
          <table:table-cell table:formula="of:=0.5*[.Q1]*SUM([.P12:.R13])+0.5*[.Q1]*SUM([.P16:.R18])+0.5*[.Q1]*SUM([.P21:.R23])" office:value-type="float" office:value="0.00493143825795766" calcext:value-type="float">
            <text:p>0.00493143825795766</text:p>
          </table:table-cell>
          <table:table-cell table:number-columns-repeated="5"/>
        </table:table-row>
        <table:table-row table:style-name="ro1">
          <table:table-cell table:formula="of:=EXP([.A33])-MAX([.$A33:.$C33])" office:value-type="float" office:value="1.02267927393019" calcext:value-type="float">
            <text:p>1.02267927393019</text:p>
          </table:table-cell>
          <table:table-cell table:formula="of:=EXP([.B33])-MAX([.$A33:.$C33])" office:value-type="float" office:value="0.998554832696049" calcext:value-type="float">
            <text:p>0.998554832696049</text:p>
          </table:table-cell>
          <table:table-cell table:formula="of:=EXP([.C33])-MAX([.$A33:.$C33])" office:value-type="float" office:value="0.923880181793538" calcext:value-type="float">
            <text:p>0.923880181793538</text:p>
          </table:table-cell>
          <table:table-cell table:number-columns-repeated="3"/>
          <table:table-cell table:formula="of:=INDEX([.A48:.C53];1;[.M3]+1)" office:value-type="float" office:value="0.338742487418017" calcext:value-type="float">
            <text:p>0.338742487418017</text:p>
          </table:table-cell>
          <table:table-cell table:number-columns-repeated="2"/>
          <table:table-cell table:formula="of:=-LOG([.G40])" office:value-type="float" office:value="0.470130327731056" calcext:value-type="float">
            <text:p>0.470130327731056</text:p>
          </table:table-cell>
          <table:table-cell table:number-columns-repeated="8"/>
        </table:table-row>
        <table:table-row table:style-name="ro1">
          <table:table-cell table:formula="of:=EXP([.A34])-MAX([.$A34:.$C34])" office:value-type="float" office:value="3.47212590482689" calcext:value-type="float">
            <text:p>3.47212590482689</text:p>
          </table:table-cell>
          <table:table-cell table:formula="of:=EXP([.B34])-MAX([.$A34:.$C34])" office:value-type="float" office:value="4.63159295767177" calcext:value-type="float">
            <text:p>4.63159295767177</text:p>
          </table:table-cell>
          <table:table-cell table:formula="of:=EXP([.C34])-MAX([.$A34:.$C34])" office:value-type="float" office:value="2.14632662571963" calcext:value-type="float">
            <text:p>2.14632662571963</text:p>
          </table:table-cell>
          <table:table-cell table:number-columns-repeated="3"/>
          <table:table-cell table:formula="of:=INDEX([.A49:.C54];1;[.M4]+1)" office:value-type="float" office:value="0.333333333333333" calcext:value-type="float">
            <text:p>0.333333333333333</text:p>
          </table:table-cell>
          <table:table-cell table:number-columns-repeated="2"/>
          <table:table-cell table:formula="of:=-LOG([.G41])" office:value-type="float" office:value="0.477121254719662" calcext:value-type="float">
            <text:p>0.477121254719662</text:p>
          </table:table-cell>
          <table:table-cell/>
          <table:table-cell office:value-type="string" calcext:value-type="string">
            <text:p>Loss</text:p>
          </table:table-cell>
          <table:table-cell table:formula="of:=[.M38]+[.M39]" office:value-type="float" office:value="0.464438718684351" calcext:value-type="float">
            <text:p>0.464438718684351</text:p>
          </table:table-cell>
          <table:table-cell table:number-columns-repeated="5"/>
        </table:table-row>
        <table:table-row table:style-name="ro1">
          <table:table-cell table:formula="of:=EXP([.A35])-MAX([.$A35:.$C35])" office:value-type="float" office:value="1" calcext:value-type="float">
            <text:p>1</text:p>
          </table:table-cell>
          <table:table-cell table:formula="of:=EXP([.B35])-MAX([.$A35:.$C35])" office:value-type="float" office:value="1" calcext:value-type="float">
            <text:p>1</text:p>
          </table:table-cell>
          <table:table-cell table:formula="of:=EXP([.C35])-MAX([.$A35:.$C35])" office:value-type="float" office:value="1" calcext:value-type="float">
            <text:p>1</text:p>
          </table:table-cell>
          <table:table-cell table:number-columns-repeated="3"/>
          <table:table-cell table:formula="of:=INDEX([.A50:.C55];1;[.M5]+1)" office:value-type="float" office:value="0.265184203719983" calcext:value-type="float">
            <text:p>0.265184203719983</text:p>
          </table:table-cell>
          <table:table-cell table:number-columns-repeated="2"/>
          <table:table-cell table:formula="of:=-LOG([.G42])" office:value-type="float" office:value="0.576452349202274" calcext:value-type="float">
            <text:p>0.576452349202274</text:p>
          </table:table-cell>
          <table:table-cell table:number-columns-repeated="8"/>
        </table:table-row>
        <table:table-row table:style-name="ro1">
          <table:table-cell table:formula="of:=EXP([.A36])-MAX([.$A36:.$C36])" office:value-type="float" office:value="1.35253501297809" calcext:value-type="float">
            <text:p>1.35253501297809</text:p>
          </table:table-cell>
          <table:table-cell table:formula="of:=EXP([.B36])-MAX([.$A36:.$C36])" office:value-type="float" office:value="1.62005653231519" calcext:value-type="float">
            <text:p>1.62005653231519</text:p>
          </table:table-cell>
          <table:table-cell table:formula="of:=EXP([.C36])-MAX([.$A36:.$C36])" office:value-type="float" office:value="1.07276452944264" calcext:value-type="float">
            <text:p>1.07276452944264</text:p>
          </table:table-cell>
          <table:table-cell table:number-columns-repeated="3"/>
          <table:table-cell table:formula="of:=INDEX([.A51:.C56];1;[.M6]+1)" office:value-type="float" office:value="0.386592790126532" calcext:value-type="float">
            <text:p>0.386592790126532</text:p>
          </table:table-cell>
          <table:table-cell table:number-columns-repeated="2"/>
          <table:table-cell table:formula="of:=-LOG([.G43])" office:value-type="float" office:value="0.412746249731833" calcext:value-type="float">
            <text:p>0.412746249731833</text:p>
          </table:table-cell>
          <table:table-cell table:number-columns-repeated="8"/>
        </table:table-row>
        <table:table-row table:style-name="ro1">
          <table:table-cell table:formula="of:=EXP([.A37])-MAX([.$A37:.$C37])" office:value-type="float" office:value="1.36826910388727" calcext:value-type="float">
            <text:p>1.36826910388727</text:p>
          </table:table-cell>
          <table:table-cell table:formula="of:=EXP([.B37])-MAX([.$A37:.$C37])" office:value-type="float" office:value="1.51254266652668" calcext:value-type="float">
            <text:p>1.51254266652668</text:p>
          </table:table-cell>
          <table:table-cell table:formula="of:=EXP([.C37])-MAX([.$A37:.$C37])" office:value-type="float" office:value="1.03168402660188" calcext:value-type="float">
            <text:p>1.03168402660188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formula="of:=[.A39]/SUM([.$A39:.$C39])" office:value-type="float" office:value="0.305983625991794" calcext:value-type="float">
            <text:p>0.305983625991794</text:p>
          </table:table-cell>
          <table:table-cell table:formula="of:=[.B39]/SUM([.$A39:.$C39])" office:value-type="float" office:value="0.43528048532194" calcext:value-type="float">
            <text:p>0.43528048532194</text:p>
          </table:table-cell>
          <table:table-cell table:formula="of:=[.C39]/SUM([.$A39:.$C39])" office:value-type="float" office:value="0.258735888686266" calcext:value-type="float">
            <text:p>0.258735888686266</text:p>
          </table:table-cell>
          <table:table-cell office:value-type="string" calcext:value-type="string">
            <text:p>probs</text:p>
          </table:table-cell>
          <table:table-cell table:number-columns-repeated="14"/>
        </table:table-row>
        <table:table-row table:style-name="ro1">
          <table:table-cell table:formula="of:=[.A40]/SUM([.$A40:.$C40])" office:value-type="float" office:value="0.347246039975893" calcext:value-type="float">
            <text:p>0.347246039975893</text:p>
          </table:table-cell>
          <table:table-cell table:formula="of:=[.B40]/SUM([.$A40:.$C40])" office:value-type="float" office:value="0.339054697001872" calcext:value-type="float">
            <text:p>0.339054697001872</text:p>
          </table:table-cell>
          <table:table-cell table:formula="of:=[.C40]/SUM([.$A40:.$C40])" office:value-type="float" office:value="0.313699263022235" calcext:value-type="float">
            <text:p>0.313699263022235</text:p>
          </table:table-cell>
          <table:table-cell table:number-columns-repeated="15"/>
        </table:table-row>
        <table:table-row table:style-name="ro1">
          <table:table-cell table:formula="of:=[.A41]/SUM([.$A41:.$C41])" office:value-type="float" office:value="0.338742487418017" calcext:value-type="float">
            <text:p>0.338742487418017</text:p>
          </table:table-cell>
          <table:table-cell table:formula="of:=[.B41]/SUM([.$A41:.$C41])" office:value-type="float" office:value="0.451860722276351" calcext:value-type="float">
            <text:p>0.451860722276351</text:p>
          </table:table-cell>
          <table:table-cell table:formula="of:=[.C41]/SUM([.$A41:.$C41])" office:value-type="float" office:value="0.209396790305632" calcext:value-type="float">
            <text:p>0.209396790305632</text:p>
          </table:table-cell>
          <table:table-cell table:number-columns-repeated="15"/>
        </table:table-row>
        <table:table-row table:style-name="ro1">
          <table:table-cell table:formula="of:=[.A42]/SUM([.$A42:.$C42])" office:value-type="float" office:value="0.333333333333333" calcext:value-type="float">
            <text:p>0.333333333333333</text:p>
          </table:table-cell>
          <table:table-cell table:formula="of:=[.B42]/SUM([.$A42:.$C42])" office:value-type="float" office:value="0.333333333333333" calcext:value-type="float">
            <text:p>0.333333333333333</text:p>
          </table:table-cell>
          <table:table-cell table:formula="of:=[.C42]/SUM([.$A42:.$C42])" office:value-type="float" office:value="0.333333333333333" calcext:value-type="float">
            <text:p>0.333333333333333</text:p>
          </table:table-cell>
          <table:table-cell table:number-columns-repeated="15"/>
        </table:table-row>
        <table:table-row table:style-name="ro1">
          <table:table-cell table:formula="of:=[.A43]/SUM([.$A43:.$C43])" office:value-type="float" office:value="0.334342635849772" calcext:value-type="float">
            <text:p>0.334342635849772</text:p>
          </table:table-cell>
          <table:table-cell table:formula="of:=[.B43]/SUM([.$A43:.$C43])" office:value-type="float" office:value="0.400473160430245" calcext:value-type="float">
            <text:p>0.400473160430245</text:p>
          </table:table-cell>
          <table:table-cell table:formula="of:=[.C43]/SUM([.$A43:.$C43])" office:value-type="float" office:value="0.265184203719983" calcext:value-type="float">
            <text:p>0.265184203719983</text:p>
          </table:table-cell>
          <table:table-cell table:number-columns-repeated="15"/>
        </table:table-row>
        <table:table-row table:style-name="ro1">
          <table:table-cell table:formula="of:=[.A44]/SUM([.$A44:.$C44])" office:value-type="float" office:value="0.349717718529151" calcext:value-type="float">
            <text:p>0.349717718529151</text:p>
          </table:table-cell>
          <table:table-cell table:formula="of:=[.B44]/SUM([.$A44:.$C44])" office:value-type="float" office:value="0.386592790126532" calcext:value-type="float">
            <text:p>0.386592790126532</text:p>
          </table:table-cell>
          <table:table-cell table:formula="of:=[.C44]/SUM([.$A44:.$C44])" office:value-type="float" office:value="0.263689491344317" calcext:value-type="float">
            <text:p>0.263689491344317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formula="of:=[.A46]-[.I1]" office:value-type="float" office:value="0.305983625991794" calcext:value-type="float">
            <text:p>0.305983625991794</text:p>
          </table:table-cell>
          <table:table-cell table:formula="of:=[.B46]-[.J1]" office:value-type="float" office:value="-0.56471951467806" calcext:value-type="float">
            <text:p>-0.56471951467806</text:p>
          </table:table-cell>
          <table:table-cell table:formula="of:=[.C46]-[.K1]" office:value-type="float" office:value="0.258735888686266" calcext:value-type="float">
            <text:p>0.258735888686266</text:p>
          </table:table-cell>
          <table:table-cell office:value-type="string" calcext:value-type="string">
            <text:p>dscore</text:p>
          </table:table-cell>
          <table:table-cell table:number-columns-repeated="14"/>
        </table:table-row>
        <table:table-row table:style-name="ro1">
          <table:table-cell table:formula="of:=[.A47]-[.I2]" office:value-type="float" office:value="-0.652753960024107" calcext:value-type="float">
            <text:p>-0.652753960024107</text:p>
          </table:table-cell>
          <table:table-cell table:formula="of:=[.B47]-[.J2]" office:value-type="float" office:value="0.339054697001872" calcext:value-type="float">
            <text:p>0.339054697001872</text:p>
          </table:table-cell>
          <table:table-cell table:formula="of:=[.C47]-[.K2]" office:value-type="float" office:value="0.313699263022235" calcext:value-type="float">
            <text:p>0.313699263022235</text:p>
          </table:table-cell>
          <table:table-cell table:number-columns-repeated="15"/>
        </table:table-row>
        <table:table-row table:style-name="ro1">
          <table:table-cell table:formula="of:=[.A48]-[.I3]" office:value-type="float" office:value="-0.661257512581983" calcext:value-type="float">
            <text:p>-0.661257512581983</text:p>
          </table:table-cell>
          <table:table-cell table:formula="of:=[.B48]-[.J3]" office:value-type="float" office:value="0.451860722276351" calcext:value-type="float">
            <text:p>0.451860722276351</text:p>
          </table:table-cell>
          <table:table-cell table:formula="of:=[.C48]-[.K3]" office:value-type="float" office:value="0.209396790305632" calcext:value-type="float">
            <text:p>0.209396790305632</text:p>
          </table:table-cell>
          <table:table-cell table:number-columns-repeated="15"/>
        </table:table-row>
        <table:table-row table:style-name="ro1">
          <table:table-cell table:formula="of:=[.A49]-[.I4]" office:value-type="float" office:value="0.333333333333333" calcext:value-type="float">
            <text:p>0.333333333333333</text:p>
          </table:table-cell>
          <table:table-cell table:formula="of:=[.B49]-[.J4]" office:value-type="float" office:value="0.333333333333333" calcext:value-type="float">
            <text:p>0.333333333333333</text:p>
          </table:table-cell>
          <table:table-cell table:formula="of:=[.C49]-[.K4]" office:value-type="float" office:value="-0.666666666666667" calcext:value-type="float">
            <text:p>-0.666666666666667</text:p>
          </table:table-cell>
          <table:table-cell table:number-columns-repeated="15"/>
        </table:table-row>
        <table:table-row table:style-name="ro1">
          <table:table-cell table:formula="of:=[.A50]-[.I5]" office:value-type="float" office:value="0.334342635849772" calcext:value-type="float">
            <text:p>0.334342635849772</text:p>
          </table:table-cell>
          <table:table-cell table:formula="of:=[.B50]-[.J5]" office:value-type="float" office:value="0.400473160430245" calcext:value-type="float">
            <text:p>0.400473160430245</text:p>
          </table:table-cell>
          <table:table-cell table:formula="of:=[.C50]-[.K5]" office:value-type="float" office:value="-0.734815796280017" calcext:value-type="float">
            <text:p>-0.734815796280017</text:p>
          </table:table-cell>
          <table:table-cell table:number-columns-repeated="15"/>
        </table:table-row>
        <table:table-row table:style-name="ro1">
          <table:table-cell table:formula="of:=[.A51]-[.I6]" office:value-type="float" office:value="0.349717718529151" calcext:value-type="float">
            <text:p>0.349717718529151</text:p>
          </table:table-cell>
          <table:table-cell table:formula="of:=[.B51]-[.J6]" office:value-type="float" office:value="-0.613407209873468" calcext:value-type="float">
            <text:p>-0.613407209873468</text:p>
          </table:table-cell>
          <table:table-cell table:formula="of:=[.C51]-[.K6]" office:value-type="float" office:value="0.263689491344317" calcext:value-type="float">
            <text:p>0.263689491344317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matrix-columns-spanned="3" table:number-matrix-rows-spanned="3" table:formula="of:=MMULT(TRANSPOSE([.A25:.C30]); [.A53:.C58])" office:value-type="float" office:value="-0.23134318941304" calcext:value-type="float">
            <text:p>-0.23134318941304</text:p>
          </table:table-cell>
          <table:table-cell office:value-type="float" office:value="0.0664718646005927" calcext:value-type="float">
            <text:p>0.0664718646005927</text:p>
          </table:table-cell>
          <table:table-cell office:value-type="float" office:value="0.164871324812448" calcext:value-type="float">
            <text:p>0.164871324812448</text:p>
          </table:table-cell>
          <table:table-cell office:value-type="string" calcext:value-type="string">
            <text:p>dW3</text:p>
          </table:table-cell>
          <table:table-cell table:number-columns-repeated="2"/>
          <table:table-cell table:number-matrix-columns-spanned="3" table:number-matrix-rows-spanned="6" table:formula="of:=MMULT([.A53:.C58]; TRANSPOSE([.A12:.C14]))" office:value-type="float" office:value="-0.24986269776137" calcext:value-type="float">
            <text:p>-0.24986269776137</text:p>
          </table:table-cell>
          <table:table-cell office:value-type="float" office:value="0.21091620420032" calcext:value-type="float">
            <text:p>0.21091620420032</text:p>
          </table:table-cell>
          <table:table-cell office:value-type="float" office:value="-0.218914773055133" calcext:value-type="float">
            <text:p>-0.218914773055133</text:p>
          </table:table-cell>
          <table:table-cell office:value-type="string" calcext:value-type="string">
            <text:p>dZ2 before ReLu </text:p>
          </table:table-cell>
          <table:table-cell table:number-columns-repeated="8"/>
        </table:table-row>
        <table:table-row table:style-name="ro1">
          <table:table-cell office:value-type="float" office:value="-0.256430453951945" calcext:value-type="float">
            <text:p>-0.256430453951945</text:p>
          </table:table-cell>
          <table:table-cell office:value-type="float" office:value="0.0845100960343732" calcext:value-type="float">
            <text:p>0.0845100960343732</text:p>
          </table:table-cell>
          <table:table-cell office:value-type="float" office:value="0.171920357917572" calcext:value-type="float">
            <text:p>0.171920357917572</text:p>
          </table:table-cell>
          <table:table-cell table:number-columns-repeated="3"/>
          <table:table-cell office:value-type="float" office:value="-0.193902430579068" calcext:value-type="float">
            <text:p>-0.193902430579068</text:p>
          </table:table-cell>
          <table:table-cell office:value-type="float" office:value="-0.163153920045772" calcext:value-type="float">
            <text:p>-0.163153920045772</text:p>
          </table:table-cell>
          <table:table-cell office:value-type="float" office:value="0.469033930111683" calcext:value-type="float">
            <text:p>0.469033930111683</text:p>
          </table:table-cell>
          <table:table-cell table:number-columns-repeated="9"/>
        </table:table-row>
        <table:table-row table:style-name="ro1">
          <table:table-cell office:value-type="float" office:value="-0.10320357340887" calcext:value-type="float">
            <text:p>-0.10320357340887</text:p>
          </table:table-cell>
          <table:table-cell office:value-type="float" office:value="-0.00479561832846934" calcext:value-type="float">
            <text:p>-0.00479561832846934</text:p>
          </table:table-cell>
          <table:table-cell office:value-type="float" office:value="0.10799919173734" calcext:value-type="float">
            <text:p>0.10799919173734</text:p>
          </table:table-cell>
          <table:table-cell table:number-columns-repeated="3"/>
          <table:table-cell office:value-type="float" office:value="-0.105409195267791" calcext:value-type="float">
            <text:p>-0.105409195267791</text:p>
          </table:table-cell>
          <table:table-cell office:value-type="float" office:value="-0.201188653542301" calcext:value-type="float">
            <text:p>-0.201188653542301</text:p>
          </table:table-cell>
          <table:table-cell office:value-type="float" office:value="0.474890739670445" calcext:value-type="float">
            <text:p>0.474890739670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0.524326786934585" calcext:value-type="float">
            <text:p>0.524326786934585</text:p>
          </table:table-cell>
          <table:table-cell office:value-type="float" office:value="-0.084479092440229" calcext:value-type="float">
            <text:p>-0.084479092440229</text:p>
          </table:table-cell>
          <table:table-cell office:value-type="float" office:value="-0.240699435899453" calcext:value-type="float">
            <text:p>-0.240699435899453</text:p>
          </table:table-cell>
          <table:table-cell table:number-columns-repeated="9"/>
        </table:table-row>
        <table:table-row table:style-name="ro1">
          <table:table-cell table:formula="of:=SUM([.A53:.A58])" office:value-type="float" office:value="0.00936584109796024" calcext:value-type="float">
            <text:p>0.00936584109796024</text:p>
          </table:table-cell>
          <table:table-cell table:formula="of:=SUM([.B53:.B58])" office:value-type="float" office:value="0.346595188490274" calcext:value-type="float">
            <text:p>0.346595188490274</text:p>
          </table:table-cell>
          <table:table-cell table:formula="of:=SUM([.C53:.C58])" office:value-type="float" office:value="-0.355961029588234" calcext:value-type="float">
            <text:p>-0.355961029588234</text:p>
          </table:table-cell>
          <table:table-cell office:value-type="string" calcext:value-type="string">
            <text:p>dB3</text:p>
          </table:table-cell>
          <table:table-cell table:number-columns-repeated="2"/>
          <table:table-cell office:value-type="float" office:value="0.581447201890673" calcext:value-type="float">
            <text:p>0.581447201890673</text:p>
          </table:table-cell>
          <table:table-cell office:value-type="float" office:value="-0.106643923338604" calcext:value-type="float">
            <text:p>-0.106643923338604</text:p>
          </table:table-cell>
          <table:table-cell office:value-type="float" office:value="-0.241582848110835" calcext:value-type="float">
            <text:p>-0.2415828481108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-0.258680597560528" calcext:value-type="float">
            <text:p>-0.258680597560528</text:p>
          </table:table-cell>
          <table:table-cell office:value-type="float" office:value="0.230451683666267" calcext:value-type="float">
            <text:p>0.230451683666267</text:p>
          </table:table-cell>
          <table:table-cell office:value-type="float" office:value="-0.250279028316804" calcext:value-type="float">
            <text:p>-0.250279028316804</text:p>
          </table:table-cell>
          <table:table-cell table:number-columns-repeated="9"/>
        </table:table-row>
        <table:table-row table:style-name="ro1">
          <table:table-cell table:formula="of:=MAX(0;[.G60])" office:value-type="float" office:value="0" calcext:value-type="float">
            <text:p>0</text:p>
          </table:table-cell>
          <table:table-cell table:formula="of:=MAX(0;[.H60])" office:value-type="float" office:value="0.21091620420032" calcext:value-type="float">
            <text:p>0.21091620420032</text:p>
          </table:table-cell>
          <table:table-cell table:formula="of:=MAX(0;[.I60])" office:value-type="float" office:value="0" calcext:value-type="float">
            <text:p>0</text:p>
          </table:table-cell>
          <table:table-cell office:value-type="string" calcext:value-type="string">
            <text:p>dZ2</text:p>
          </table:table-cell>
          <table:table-cell table:number-columns-repeated="14"/>
        </table:table-row>
        <table:table-row table:style-name="ro1">
          <table:table-cell table:formula="of:=MAX(0;[.G61])" office:value-type="float" office:value="0" calcext:value-type="float">
            <text:p>0</text:p>
          </table:table-cell>
          <table:table-cell table:formula="of:=MAX(0;[.H61])" office:value-type="float" office:value="0" calcext:value-type="float">
            <text:p>0</text:p>
          </table:table-cell>
          <table:table-cell table:formula="of:=MAX(0;[.I61])" office:value-type="float" office:value="0.469033930111683" calcext:value-type="float">
            <text:p>0.469033930111683</text:p>
          </table:table-cell>
          <table:table-cell table:number-columns-repeated="15"/>
        </table:table-row>
        <table:table-row table:style-name="ro1">
          <table:table-cell table:formula="of:=MAX(0;[.G62])" office:value-type="float" office:value="0" calcext:value-type="float">
            <text:p>0</text:p>
          </table:table-cell>
          <table:table-cell table:formula="of:=MAX(0;[.H62])" office:value-type="float" office:value="0" calcext:value-type="float">
            <text:p>0</text:p>
          </table:table-cell>
          <table:table-cell table:formula="of:=MAX(0;[.I62])" office:value-type="float" office:value="0.474890739670445" calcext:value-type="float">
            <text:p>0.474890739670445</text:p>
          </table:table-cell>
          <table:table-cell table:number-columns-repeated="15"/>
        </table:table-row>
        <table:table-row table:style-name="ro1">
          <table:table-cell table:formula="of:=MAX(0;[.G63])" office:value-type="float" office:value="0.524326786934585" calcext:value-type="float">
            <text:p>0.524326786934585</text:p>
          </table:table-cell>
          <table:table-cell table:formula="of:=MAX(0;[.H63])" office:value-type="float" office:value="0" calcext:value-type="float">
            <text:p>0</text:p>
          </table:table-cell>
          <table:table-cell table:formula="of:=MAX(0;[.I63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formula="of:=MAX(0;[.G64])" office:value-type="float" office:value="0.581447201890673" calcext:value-type="float">
            <text:p>0.581447201890673</text:p>
          </table:table-cell>
          <table:table-cell table:formula="of:=MAX(0;[.H64])" office:value-type="float" office:value="0" calcext:value-type="float">
            <text:p>0</text:p>
          </table:table-cell>
          <table:table-cell table:formula="of:=MAX(0;[.I64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formula="of:=MAX(0;[.G65])" office:value-type="float" office:value="0" calcext:value-type="float">
            <text:p>0</text:p>
          </table:table-cell>
          <table:table-cell table:formula="of:=MAX(0;[.H65])" office:value-type="float" office:value="0.230451683666267" calcext:value-type="float">
            <text:p>0.230451683666267</text:p>
          </table:table-cell>
          <table:table-cell table:formula="of:=MAX(0;[.I65]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matrix-columns-spanned="3" table:number-matrix-rows-spanned="3" table:formula="of:=MMULT(TRANSPOSE([.A18:.C23]); [.A66:.C71])" office:value-type="float" office:value="0.110266643381411" calcext:value-type="float">
            <text:p>0.110266643381411</text:p>
          </table:table-cell>
          <table:table-cell office:value-type="float" office:value="0.1004001813061" calcext:value-type="float">
            <text:p>0.1004001813061</text:p>
          </table:table-cell>
          <table:table-cell office:value-type="float" office:value="0.161371839158849" calcext:value-type="float">
            <text:p>0.161371839158849</text:p>
          </table:table-cell>
          <table:table-cell office:value-type="string" calcext:value-type="string">
            <text:p>dW2</text:p>
          </table:table-cell>
          <table:table-cell table:number-columns-repeated="14"/>
        </table:table-row>
        <table:table-row table:style-name="ro1">
          <table:table-cell office:value-type="float" office:value="0.238506886668481" calcext:value-type="float">
            <text:p>0.238506886668481</text:p>
          </table:table-cell>
          <table:table-cell office:value-type="float" office:value="0.188200136759618" calcext:value-type="float">
            <text:p>0.188200136759618</text:p>
          </table:table-cell>
          <table:table-cell office:value-type="float" office:value="0.478737301629338" calcext:value-type="float">
            <text:p>0.478737301629338</text:p>
          </table:table-cell>
          <table:table-cell table:number-columns-repeated="15"/>
        </table:table-row>
        <table:table-row table:style-name="ro1">
          <table:table-cell office:value-type="float" office:value="0.131645275772207" calcext:value-type="float">
            <text:p>0.131645275772207</text:p>
          </table:table-cell>
          <table:table-cell office:value-type="float" office:value="0.106761669678865" calcext:value-type="float">
            <text:p>0.106761669678865</text:p>
          </table:table-cell>
          <table:table-cell office:value-type="float" office:value="0.221238201424532" calcext:value-type="float">
            <text:p>0.221238201424532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formula="of:=SUM([.A66:.A71])" office:value-type="float" office:value="1.10577398882526" calcext:value-type="float">
            <text:p>1.10577398882526</text:p>
          </table:table-cell>
          <table:table-cell table:formula="of:=SUM([.B66:.B71])" office:value-type="float" office:value="0.441367887866588" calcext:value-type="float">
            <text:p>0.441367887866588</text:p>
          </table:table-cell>
          <table:table-cell table:formula="of:=SUM([.C66:.C71])" office:value-type="float" office:value="0.943924669782128" calcext:value-type="float">
            <text:p>0.943924669782128</text:p>
          </table:table-cell>
          <table:table-cell office:value-type="string" calcext:value-type="string">
            <text:p>dB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formula="of:=MAX(0;[.G79])" office:value-type="float" office:value="0.0634137137891138" calcext:value-type="float">
            <text:p>0.0634137137891138</text:p>
          </table:table-cell>
          <table:table-cell table:formula="of:=MAX(0;[.H79])" office:value-type="float" office:value="0.187765705671331" calcext:value-type="float">
            <text:p>0.187765705671331</text:p>
          </table:table-cell>
          <table:table-cell table:formula="of:=MAX(0;[.I79])" office:value-type="float" office:value="0.0856902825475465" calcext:value-type="float">
            <text:p>0.0856902825475465</text:p>
          </table:table-cell>
          <table:table-cell office:value-type="string" calcext:value-type="string">
            <text:p>dZ1</text:p>
          </table:table-cell>
          <table:table-cell table:number-columns-repeated="2"/>
          <table:table-cell table:number-matrix-columns-spanned="3" table:number-matrix-rows-spanned="6" table:formula="of:=MMULT([.A66:.C71];TRANSPOSE([.A6:.C8]))" office:value-type="float" office:value="0.0634137137891138" calcext:value-type="float">
            <text:p>0.0634137137891138</text:p>
          </table:table-cell>
          <table:table-cell office:value-type="float" office:value="0.187765705671331" calcext:value-type="float">
            <text:p>0.187765705671331</text:p>
          </table:table-cell>
          <table:table-cell office:value-type="float" office:value="0.0856902825475465" calcext:value-type="float">
            <text:p>0.0856902825475465</text:p>
          </table:table-cell>
          <table:table-cell office:value-type="string" calcext:value-type="string">
            <text:p>dZ1 before ReLu</text:p>
          </table:table-cell>
          <table:table-cell table:number-columns-repeated="8"/>
        </table:table-row>
        <table:table-row table:style-name="ro1">
          <table:table-cell table:formula="of:=MAX(0;[.G80])" office:value-type="float" office:value="0.399342358996412" calcext:value-type="float">
            <text:p>0.399342358996412</text:p>
          </table:table-cell>
          <table:table-cell table:formula="of:=MAX(0;[.H80])" office:value-type="float" office:value="0.0884257631155679" calcext:value-type="float">
            <text:p>0.0884257631155679</text:p>
          </table:table-cell>
          <table:table-cell table:formula="of:=MAX(0;[.I80])" office:value-type="float" office:value="0.280696532818435" calcext:value-type="float">
            <text:p>0.280696532818435</text:p>
          </table:table-cell>
          <table:table-cell table:number-columns-repeated="3"/>
          <table:table-cell office:value-type="float" office:value="0.399342358996412" calcext:value-type="float">
            <text:p>0.399342358996412</text:p>
          </table:table-cell>
          <table:table-cell office:value-type="float" office:value="0.0884257631155679" calcext:value-type="float">
            <text:p>0.0884257631155679</text:p>
          </table:table-cell>
          <table:table-cell office:value-type="float" office:value="0.280696532818435" calcext:value-type="float">
            <text:p>0.280696532818435</text:p>
          </table:table-cell>
          <table:table-cell table:number-columns-repeated="9"/>
        </table:table-row>
        <table:table-row table:style-name="ro1">
          <table:table-cell table:formula="of:=MAX(0;[.G81])" office:value-type="float" office:value="0.404328932451411" calcext:value-type="float">
            <text:p>0.404328932451411</text:p>
          </table:table-cell>
          <table:table-cell table:formula="of:=MAX(0;[.H81])" office:value-type="float" office:value="0.0895299323907689" calcext:value-type="float">
            <text:p>0.0895299323907689</text:p>
          </table:table-cell>
          <table:table-cell table:formula="of:=MAX(0;[.I81])" office:value-type="float" office:value="0.284201580174244" calcext:value-type="float">
            <text:p>0.284201580174244</text:p>
          </table:table-cell>
          <table:table-cell table:number-columns-repeated="3"/>
          <table:table-cell office:value-type="float" office:value="0.404328932451411" calcext:value-type="float">
            <text:p>0.404328932451411</text:p>
          </table:table-cell>
          <table:table-cell office:value-type="float" office:value="0.0895299323907689" calcext:value-type="float">
            <text:p>0.0895299323907689</text:p>
          </table:table-cell>
          <table:table-cell office:value-type="float" office:value="0.284201580174244" calcext:value-type="float">
            <text:p>0.284201580174244</text:p>
          </table:table-cell>
          <table:table-cell table:number-columns-repeated="9"/>
        </table:table-row>
        <table:table-row table:style-name="ro1">
          <table:table-cell table:formula="of:=MAX(0;[.G82])" office:value-type="float" office:value="0.290958209494869" calcext:value-type="float">
            <text:p>0.290958209494869</text:p>
          </table:table-cell>
          <table:table-cell table:formula="of:=MAX(0;[.H82])" office:value-type="float" office:value="0.443789873314621" calcext:value-type="float">
            <text:p>0.443789873314621</text:p>
          </table:table-cell>
          <table:table-cell table:formula="of:=MAX(0;[.I82])" office:value-type="float" office:value="0.0877370249761313" calcext:value-type="float">
            <text:p>0.0877370249761313</text:p>
          </table:table-cell>
          <table:table-cell table:number-columns-repeated="3"/>
          <table:table-cell office:value-type="float" office:value="0.290958209494869" calcext:value-type="float">
            <text:p>0.290958209494869</text:p>
          </table:table-cell>
          <table:table-cell office:value-type="float" office:value="0.443789873314621" calcext:value-type="float">
            <text:p>0.443789873314621</text:p>
          </table:table-cell>
          <table:table-cell office:value-type="float" office:value="0.0877370249761313" calcext:value-type="float">
            <text:p>0.0877370249761313</text:p>
          </table:table-cell>
          <table:table-cell table:number-columns-repeated="9"/>
        </table:table-row>
        <table:table-row table:style-name="ro1">
          <table:table-cell table:formula="of:=MAX(0;[.G83])" office:value-type="float" office:value="0.322655338223294" calcext:value-type="float">
            <text:p>0.322655338223294</text:p>
          </table:table-cell>
          <table:table-cell table:formula="of:=MAX(0;[.H83])" office:value-type="float" office:value="0.492136557765444" calcext:value-type="float">
            <text:p>0.492136557765444</text:p>
          </table:table-cell>
          <table:table-cell table:formula="of:=MAX(0;[.I83])" office:value-type="float" office:value="0.0972951391113042" calcext:value-type="float">
            <text:p>0.0972951391113042</text:p>
          </table:table-cell>
          <table:table-cell table:number-columns-repeated="3"/>
          <table:table-cell office:value-type="float" office:value="0.322655338223294" calcext:value-type="float">
            <text:p>0.322655338223294</text:p>
          </table:table-cell>
          <table:table-cell office:value-type="float" office:value="0.492136557765444" calcext:value-type="float">
            <text:p>0.492136557765444</text:p>
          </table:table-cell>
          <table:table-cell office:value-type="float" office:value="0.0972951391113042" calcext:value-type="float">
            <text:p>0.0972951391113042</text:p>
          </table:table-cell>
          <table:table-cell table:number-columns-repeated="9"/>
        </table:table-row>
        <table:table-row table:style-name="ro1">
          <table:table-cell table:formula="of:=MAX(0;[.G84])" office:value-type="float" office:value="0.0692872184270509" calcext:value-type="float">
            <text:p>0.0692872184270509</text:p>
          </table:table-cell>
          <table:table-cell table:formula="of:=MAX(0;[.H84])" office:value-type="float" office:value="0.205156939794185" calcext:value-type="float">
            <text:p>0.205156939794185</text:p>
          </table:table-cell>
          <table:table-cell table:formula="of:=MAX(0;[.I84])" office:value-type="float" office:value="0.0936270874103388" calcext:value-type="float">
            <text:p>0.0936270874103388</text:p>
          </table:table-cell>
          <table:table-cell table:number-columns-repeated="3"/>
          <table:table-cell office:value-type="float" office:value="0.0692872184270509" calcext:value-type="float">
            <text:p>0.0692872184270509</text:p>
          </table:table-cell>
          <table:table-cell office:value-type="float" office:value="0.205156939794185" calcext:value-type="float">
            <text:p>0.205156939794185</text:p>
          </table:table-cell>
          <table:table-cell office:value-type="float" office:value="0.0936270874103388" calcext:value-type="float">
            <text:p>0.093627087410338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matrix-columns-spanned="3" table:number-matrix-rows-spanned="2" table:formula="of:=MMULT(TRANSPOSE([.F1:.G6]); [.A79:.C84])" office:value-type="float" office:value="0.596531919519149" calcext:value-type="float">
            <text:p>0.596531919519149</text:p>
          </table:table-cell>
          <table:table-cell office:value-type="float" office:value="0.172975876535087" calcext:value-type="float">
            <text:p>0.172975876535087</text:p>
          </table:table-cell>
          <table:table-cell office:value-type="float" office:value="0.471980671266686" calcext:value-type="float">
            <text:p>0.471980671266686</text:p>
          </table:table-cell>
          <table:table-cell office:value-type="string" calcext:value-type="string">
            <text:p>dW1</text:p>
          </table:table-cell>
          <table:table-cell table:number-columns-repeated="14"/>
        </table:table-row>
        <table:table-row table:style-name="ro1">
          <table:table-cell office:value-type="float" office:value="-0.416428832861166" calcext:value-type="float">
            <text:p>-0.416428832861166</text:p>
          </table:table-cell>
          <table:table-cell office:value-type="float" office:value="-0.297045336518665" calcext:value-type="float">
            <text:p>-0.297045336518665</text:p>
          </table:table-cell>
          <table:table-cell office:value-type="float" office:value="-0.193779207306881" calcext:value-type="float">
            <text:p>-0.19377920730688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formula="of:=SUM([.A79:.A84])" office:value-type="float" office:value="1.54998577138215" calcext:value-type="float">
            <text:p>1.54998577138215</text:p>
          </table:table-cell>
          <table:table-cell table:formula="of:=SUM([.B79:.B84])" office:value-type="float" office:value="1.50680477205192" calcext:value-type="float">
            <text:p>1.50680477205192</text:p>
          </table:table-cell>
          <table:table-cell table:formula="of:=SUM([.C79:.C84])" office:value-type="float" office:value="0.929247647037999" calcext:value-type="float">
            <text:p>0.929247647037999</text:p>
          </table:table-cell>
          <table:table-cell office:value-type="string" calcext:value-type="string">
            <text:p>dB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EPOCH2</text:p>
          </table:table-cell>
          <table:table-cell table:number-columns-repeated="17"/>
        </table:table-row>
      </table:table>
      <table:table table:name="Sheet4_2" table:style-name="ta1">
        <table:table-column table:style-name="co1" table:number-columns-repeated="8" table:default-cell-style-name="Default"/>
        <table:table-row table:style-name="ro1">
          <table:table-cell office:value-type="float" office:value="0.29958858853215" calcext:value-type="float">
            <text:p>0.29958858853215</text:p>
          </table:table-cell>
          <table:table-cell office:value-type="float" office:value="0.921384549363679" calcext:value-type="float">
            <text:p>0.921384549363679</text:p>
          </table:table-cell>
          <table:table-cell office:value-type="float" office:value="0.481349445754425" calcext:value-type="float">
            <text:p>0.481349445754425</text:p>
          </table:table-cell>
          <table:table-cell office:value-type="string" calcext:value-type="string">
            <text:p>w1</text:p>
          </table:table-cell>
          <table:table-cell/>
          <table:table-cell office:value-type="float" office:value="0.111109791978521" calcext:value-type="float">
            <text:p>0.111109791978521</text:p>
          </table:table-cell>
          <table:table-cell office:value-type="float" office:value="0.451813130126501" calcext:value-type="float">
            <text:p>0.451813130126501</text:p>
          </table:table-cell>
          <table:table-cell/>
        </table:table-row>
        <table:table-row table:style-name="ro1">
          <table:table-cell office:value-type="float" office:value="0.710126674411187" calcext:value-type="float">
            <text:p>0.710126674411187</text:p>
          </table:table-cell>
          <table:table-cell office:value-type="float" office:value="0.676536175650993" calcext:value-type="float">
            <text:p>0.676536175650993</text:p>
          </table:table-cell>
          <table:table-cell office:value-type="float" office:value="0.458977516738955" calcext:value-type="float">
            <text:p>0.458977516738955</text:p>
          </table:table-cell>
          <table:table-cell table:number-columns-repeated="2"/>
          <table:table-cell office:value-type="float" office:value="0.688599100248087" calcext:value-type="float">
            <text:p>0.688599100248087</text:p>
          </table:table-cell>
          <table:table-cell office:value-type="float" office:value="-0.710104194945701" calcext:value-type="float">
            <text:p>-0.7101041949457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36854142318781" calcext:value-type="float">
            <text:p>0.836854142318781</text:p>
          </table:table-cell>
          <table:table-cell office:value-type="float" office:value="0.125465502028214" calcext:value-type="float">
            <text:p>0.125465502028214</text:p>
          </table:table-cell>
          <table:table-cell/>
        </table:table-row>
        <table:table-row table:style-name="ro1">
          <table:table-cell office:value-type="float" office:value="0.554917690160218" calcext:value-type="float">
            <text:p>0.554917690160218</text:p>
          </table:table-cell>
          <table:table-cell office:value-type="float" office:value="0.300658330304891" calcext:value-type="float">
            <text:p>0.300658330304891</text:p>
          </table:table-cell>
          <table:table-cell office:value-type="float" office:value="0.851414649045376" calcext:value-type="float">
            <text:p>0.851414649045376</text:p>
          </table:table-cell>
          <table:table-cell office:value-type="string" calcext:value-type="string">
            <text:p>w2</text:p>
          </table:table-cell>
          <table:table-cell/>
          <table:table-cell office:value-type="float" office:value="-0.608405497636609" calcext:value-type="float">
            <text:p>-0.608405497636609</text:p>
          </table:table-cell>
          <table:table-cell office:value-type="float" office:value="-0.84091789389624" calcext:value-type="float">
            <text:p>-0.84091789389624</text:p>
          </table:table-cell>
          <table:table-cell/>
        </table:table-row>
        <table:table-row table:style-name="ro1">
          <table:table-cell office:value-type="float" office:value="0.846399391320794" calcext:value-type="float">
            <text:p>0.846399391320794</text:p>
          </table:table-cell>
          <table:table-cell office:value-type="float" office:value="0.890238407159074" calcext:value-type="float">
            <text:p>0.890238407159074</text:p>
          </table:table-cell>
          <table:table-cell office:value-type="float" office:value="0.18852743360062" calcext:value-type="float">
            <text:p>0.18852743360062</text:p>
          </table:table-cell>
          <table:table-cell table:number-columns-repeated="2"/>
          <table:table-cell office:value-type="float" office:value="0.360905446324185" calcext:value-type="float">
            <text:p>0.360905446324185</text:p>
          </table:table-cell>
          <table:table-cell office:value-type="float" office:value="0.114794391863328" calcext:value-type="float">
            <text:p>0.114794391863328</text:p>
          </table:table-cell>
          <table:table-cell/>
        </table:table-row>
        <table:table-row table:style-name="ro1">
          <table:table-cell office:value-type="float" office:value="0.167332715326401" calcext:value-type="float">
            <text:p>0.167332715326401</text:p>
          </table:table-cell>
          <table:table-cell office:value-type="float" office:value="0.406276430359808" calcext:value-type="float">
            <text:p>0.406276430359808</text:p>
          </table:table-cell>
          <table:table-cell office:value-type="float" office:value="0.598456774228674" calcext:value-type="float">
            <text:p>0.598456774228674</text:p>
          </table:table-cell>
          <table:table-cell table:number-columns-repeated="2"/>
          <table:table-cell office:value-type="float" office:value="0.529786158492623" calcext:value-type="float">
            <text:p>0.529786158492623</text:p>
          </table:table-cell>
          <table:table-cell office:value-type="float" office:value="-0.0664146754607276" calcext:value-type="float">
            <text:p>-0.066414675460727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814166145244106" calcext:value-type="float">
            <text:p>0.814166145244106</text:p>
          </table:table-cell>
          <table:table-cell office:value-type="float" office:value="0.920676527086523" calcext:value-type="float">
            <text:p>0.920676527086523</text:p>
          </table:table-cell>
          <table:table-cell office:value-type="float" office:value="0.0809311557634369" calcext:value-type="float">
            <text:p>0.0809311557634369</text:p>
          </table:table-cell>
          <table:table-cell office:value-type="string" calcext:value-type="string">
            <text:p>w3</text:p>
          </table:table-cell>
          <table:table-cell table:number-columns-repeated="4"/>
        </table:table-row>
        <table:table-row table:style-name="ro1">
          <table:table-cell office:value-type="float" office:value="0.648263451250989" calcext:value-type="float">
            <text:p>0.648263451250989</text:p>
          </table:table-cell>
          <table:table-cell office:value-type="float" office:value="0.23910093352679" calcext:value-type="float">
            <text:p>0.23910093352679</text:p>
          </table:table-cell>
          <table:table-cell office:value-type="float" office:value="0.570400831049233" calcext:value-type="float">
            <text:p>0.570400831049233</text:p>
          </table:table-cell>
          <table:table-cell table:number-columns-repeated="5"/>
        </table:table-row>
        <table:table-row table:style-name="ro1">
          <table:table-cell office:value-type="float" office:value="0.259596034078637" calcext:value-type="float">
            <text:p>0.259596034078637</text:p>
          </table:table-cell>
          <table:table-cell office:value-type="float" office:value="0.977018843637911" calcext:value-type="float">
            <text:p>0.977018843637911</text:p>
          </table:table-cell>
          <table:table-cell office:value-type="float" office:value="0.979356592707453" calcext:value-type="float">
            <text:p>0.97935659270745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formula="of:=MAX(0; [.F12])" office:value-type="float" office:value="0.354131781302987" calcext:value-type="float">
            <text:p>0.354131781302987</text:p>
          </table:table-cell>
          <table:table-cell table:formula="of:=MAX(0; [.G12])" office:value-type="float" office:value="0.408042772776709" calcext:value-type="float">
            <text:p>0.408042772776709</text:p>
          </table:table-cell>
          <table:table-cell table:formula="of:=MAX(0; [.H12])" office:value-type="float" office:value="0.260854705282266" calcext:value-type="float">
            <text:p>0.260854705282266</text:p>
          </table:table-cell>
          <table:table-cell office:value-type="string" calcext:value-type="string">
            <text:p>y1</text:p>
          </table:table-cell>
          <table:table-cell/>
          <table:table-cell table:number-matrix-columns-spanned="3" table:number-matrix-rows-spanned="6" table:formula="of:=MMULT([.F1:.G6];[.A1:.C2] )" office:value-type="float" office:value="0.354131781302987" calcext:value-type="float">
            <text:p>0.354131781302987</text:p>
          </table:table-cell>
          <table:table-cell office:value-type="float" office:value="0.408042772776709" calcext:value-type="float">
            <text:p>0.408042772776709</text:p>
          </table:table-cell>
          <table:table-cell office:value-type="float" office:value="0.260854705282266" calcext:value-type="float">
            <text:p>0.260854705282266</text:p>
          </table:table-cell>
        </table:table-row>
        <table:table-row table:style-name="ro1">
          <table:table-cell table:formula="of:=MAX(0; [.F13])" office:value-type="float" office:value="0" calcext:value-type="float">
            <text:p>0</text:p>
          </table:table-cell>
          <table:table-cell table:formula="of:=MAX(0; [.G13])" office:value-type="float" office:value="0.154053395312027" calcext:value-type="float">
            <text:p>0.154053395312027</text:p>
          </table:table-cell>
          <table:table-cell table:formula="of:=MAX(0; [.H13])" office:value-type="float" office:value="0.0055349352293198" calcext:value-type="float">
            <text:p>0.0055349352293198</text:p>
          </table:table-cell>
          <table:table-cell table:number-columns-repeated="2"/>
          <table:table-cell office:value-type="float" office:value="-0.297967497934391" calcext:value-type="float">
            <text:p>-0.297967497934391</text:p>
          </table:table-cell>
          <table:table-cell office:value-type="float" office:value="0.154053395312027" calcext:value-type="float">
            <text:p>0.154053395312027</text:p>
          </table:table-cell>
          <table:table-cell office:value-type="float" office:value="0.0055349352293198" calcext:value-type="float">
            <text:p>0.0055349352293198</text:p>
          </table:table-cell>
        </table:table-row>
        <table:table-row table:style-name="ro1">
          <table:table-cell table:formula="of:=MAX(0; [.F14])" office:value-type="float" office:value="0.339808351013192" calcext:value-type="float">
            <text:p>0.339808351013192</text:p>
          </table:table-cell>
          <table:table-cell table:formula="of:=MAX(0; [.G14])" office:value-type="float" office:value="0.855946427721819" calcext:value-type="float">
            <text:p>0.855946427721819</text:p>
          </table:table-cell>
          <table:table-cell table:formula="of:=MAX(0; [.H14])" office:value-type="float" office:value="0.460405122139756" calcext:value-type="float">
            <text:p>0.460405122139756</text:p>
          </table:table-cell>
          <table:table-cell table:number-columns-repeated="2"/>
          <table:table-cell office:value-type="float" office:value="0.339808351013192" calcext:value-type="float">
            <text:p>0.339808351013192</text:p>
          </table:table-cell>
          <table:table-cell office:value-type="float" office:value="0.855946427721819" calcext:value-type="float">
            <text:p>0.855946427721819</text:p>
          </table:table-cell>
          <table:table-cell office:value-type="float" office:value="0.460405122139756" calcext:value-type="float">
            <text:p>0.460405122139756</text:p>
          </table:table-cell>
        </table:table-row>
        <table:table-row table:style-name="ro1">
          <table:table-cell table:formula="of:=MAX(0; [.F15])" office:value-type="float" office:value="0" calcext:value-type="float">
            <text:p>0</text:p>
          </table:table-cell>
          <table:table-cell table:formula="of:=MAX(0; [.G15])" office:value-type="float" office:value="0" calcext:value-type="float">
            <text:p>0</text:p>
          </table:table-cell>
          <table:table-cell table:formula="of:=MAX(0; [.H15])" office:value-type="float" office:value="0" calcext:value-type="float">
            <text:p>0</text:p>
          </table:table-cell>
          <table:table-cell table:number-columns-repeated="2"/>
          <table:table-cell office:value-type="float" office:value="-0.779429571737548" calcext:value-type="float">
            <text:p>-0.779429571737548</text:p>
          </table:table-cell>
          <table:table-cell office:value-type="float" office:value="-1.12948680124334" calcext:value-type="float">
            <text:p>-1.12948680124334</text:p>
          </table:table-cell>
          <table:table-cell office:value-type="float" office:value="-0.678818055803175" calcext:value-type="float">
            <text:p>-0.678818055803175</text:p>
          </table:table-cell>
        </table:table-row>
        <table:table-row table:style-name="ro1">
          <table:table-cell table:formula="of:=MAX(0; [.F16])" office:value-type="float" office:value="0.189641712992788" calcext:value-type="float">
            <text:p>0.189641712992788</text:p>
          </table:table-cell>
          <table:table-cell table:formula="of:=MAX(0; [.G16])" office:value-type="float" office:value="0.410195260881704" calcext:value-type="float">
            <text:p>0.410195260881704</text:p>
          </table:table-cell>
          <table:table-cell table:formula="of:=MAX(0; [.H16])" office:value-type="float" office:value="0.226409681470889" calcext:value-type="float">
            <text:p>0.226409681470889</text:p>
          </table:table-cell>
          <table:table-cell table:number-columns-repeated="2"/>
          <table:table-cell office:value-type="float" office:value="0.189641712992788" calcext:value-type="float">
            <text:p>0.189641712992788</text:p>
          </table:table-cell>
          <table:table-cell office:value-type="float" office:value="0.410195260881704" calcext:value-type="float">
            <text:p>0.410195260881704</text:p>
          </table:table-cell>
          <table:table-cell office:value-type="float" office:value="0.226409681470889" calcext:value-type="float">
            <text:p>0.226409681470889</text:p>
          </table:table-cell>
        </table:table-row>
        <table:table-row table:style-name="ro1">
          <table:table-cell table:formula="of:=MAX(0; [.F17])" office:value-type="float" office:value="0.11155505482965" calcext:value-type="float">
            <text:p>0.11155505482965</text:p>
          </table:table-cell>
          <table:table-cell table:formula="of:=MAX(0; [.G17])" office:value-type="float" office:value="0.443204850358538" calcext:value-type="float">
            <text:p>0.443204850358538</text:p>
          </table:table-cell>
          <table:table-cell table:formula="of:=MAX(0; [.H17])" office:value-type="float" office:value="0.224529430940802" calcext:value-type="float">
            <text:p>0.224529430940802</text:p>
          </table:table-cell>
          <table:table-cell table:number-columns-repeated="2"/>
          <table:table-cell office:value-type="float" office:value="0.11155505482965" calcext:value-type="float">
            <text:p>0.11155505482965</text:p>
          </table:table-cell>
          <table:table-cell office:value-type="float" office:value="0.443204850358538" calcext:value-type="float">
            <text:p>0.443204850358538</text:p>
          </table:table-cell>
          <table:table-cell office:value-type="float" office:value="0.224529430940802" calcext:value-type="float">
            <text:p>0.2245294309408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MAX(0;[.F19])" office:value-type="float" office:value="0.585530670744582" calcext:value-type="float">
            <text:p>0.585530670744582</text:p>
          </table:table-cell>
          <table:table-cell table:formula="of:=MAX(0;[.G19])" office:value-type="float" office:value="0.575707136668601" calcext:value-type="float">
            <text:p>0.575707136668601</text:p>
          </table:table-cell>
          <table:table-cell table:formula="of:=MAX(0;[.H19])" office:value-type="float" office:value="0.534550508510366" calcext:value-type="float">
            <text:p>0.534550508510366</text:p>
          </table:table-cell>
          <table:table-cell office:value-type="string" calcext:value-type="string">
            <text:p>y2</text:p>
          </table:table-cell>
          <table:table-cell/>
          <table:table-cell table:number-matrix-columns-spanned="3" table:number-matrix-rows-spanned="6" table:formula="of:=MMULT([.A12:.C17];[.A4:.C6])" office:value-type="float" office:value="0.585530670744582" calcext:value-type="float">
            <text:p>0.585530670744582</text:p>
          </table:table-cell>
          <table:table-cell office:value-type="float" office:value="0.575707136668601" calcext:value-type="float">
            <text:p>0.575707136668601</text:p>
          </table:table-cell>
          <table:table-cell office:value-type="float" office:value="0.534550508510366" calcext:value-type="float">
            <text:p>0.534550508510366</text:p>
          </table:table-cell>
        </table:table-row>
        <table:table-row table:style-name="ro1">
          <table:table-cell table:formula="of:=MAX(0;[.F20])" office:value-type="float" office:value="0.131316875764079" calcext:value-type="float">
            <text:p>0.131316875764079</text:p>
          </table:table-cell>
          <table:table-cell table:formula="of:=MAX(0;[.G20])" office:value-type="float" office:value="0.139392962987267" calcext:value-type="float">
            <text:p>0.139392962987267</text:p>
          </table:table-cell>
          <table:table-cell table:formula="of:=MAX(0;[.H20])" office:value-type="float" office:value="0.0323557107385415" calcext:value-type="float">
            <text:p>0.0323557107385415</text:p>
          </table:table-cell>
          <table:table-cell table:number-columns-repeated="2"/>
          <table:table-cell office:value-type="float" office:value="0.131316875764079" calcext:value-type="float">
            <text:p>0.131316875764079</text:p>
          </table:table-cell>
          <table:table-cell office:value-type="float" office:value="0.139392962987267" calcext:value-type="float">
            <text:p>0.139392962987267</text:p>
          </table:table-cell>
          <table:table-cell office:value-type="float" office:value="0.0323557107385415" calcext:value-type="float">
            <text:p>0.0323557107385415</text:p>
          </table:table-cell>
        </table:table-row>
        <table:table-row table:style-name="ro1">
          <table:table-cell table:formula="of:=MAX(0;[.F21])" office:value-type="float" office:value="0.990079039906177" calcext:value-type="float">
            <text:p>0.990079039906177</text:p>
          </table:table-cell>
          <table:table-cell table:formula="of:=MAX(0;[.G21])" office:value-type="float" office:value="1.05121434541017" calcext:value-type="float">
            <text:p>1.05121434541017</text:p>
          </table:table-cell>
          <table:table-cell table:formula="of:=MAX(0;[.H21])" office:value-type="float" office:value="0.726219755472715" calcext:value-type="float">
            <text:p>0.726219755472715</text:p>
          </table:table-cell>
          <table:table-cell table:number-columns-repeated="2"/>
          <table:table-cell office:value-type="float" office:value="0.990079039906177" calcext:value-type="float">
            <text:p>0.990079039906177</text:p>
          </table:table-cell>
          <table:table-cell office:value-type="float" office:value="1.05121434541017" calcext:value-type="float">
            <text:p>1.05121434541017</text:p>
          </table:table-cell>
          <table:table-cell office:value-type="float" office:value="0.726219755472715" calcext:value-type="float">
            <text:p>0.726219755472715</text:p>
          </table:table-cell>
        </table:table-row>
        <table:table-row table:style-name="ro1">
          <table:table-cell table:formula="of:=MAX(0;[.F22])" office:value-type="float" office:value="0" calcext:value-type="float">
            <text:p>0</text:p>
          </table:table-cell>
          <table:table-cell table:formula="of:=MAX(0;[.G22])" office:value-type="float" office:value="0" calcext:value-type="float">
            <text:p>0</text:p>
          </table:table-cell>
          <table:table-cell table:formula="of:=MAX(0;[.H2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AX(0;[.F23])" office:value-type="float" office:value="0.490310307241643" calcext:value-type="float">
            <text:p>0.490310307241643</text:p>
          </table:table-cell>
          <table:table-cell table:formula="of:=MAX(0;[.G23])" office:value-type="float" office:value="0.514173853642994" calcext:value-type="float">
            <text:p>0.514173853642994</text:p>
          </table:table-cell>
          <table:table-cell table:formula="of:=MAX(0;[.H23])" office:value-type="float" office:value="0.374293199948493" calcext:value-type="float">
            <text:p>0.374293199948493</text:p>
          </table:table-cell>
          <table:table-cell table:number-columns-repeated="2"/>
          <table:table-cell office:value-type="float" office:value="0.490310307241643" calcext:value-type="float">
            <text:p>0.490310307241643</text:p>
          </table:table-cell>
          <table:table-cell office:value-type="float" office:value="0.514173853642994" calcext:value-type="float">
            <text:p>0.514173853642994</text:p>
          </table:table-cell>
          <table:table-cell office:value-type="float" office:value="0.374293199948493" calcext:value-type="float">
            <text:p>0.374293199948493</text:p>
          </table:table-cell>
        </table:table-row>
        <table:table-row table:style-name="ro1">
          <table:table-cell table:formula="of:=MAX(0;[.F24])" office:value-type="float" office:value="0.474603308275672" calcext:value-type="float">
            <text:p>0.474603308275672</text:p>
          </table:table-cell>
          <table:table-cell table:formula="of:=MAX(0;[.G24])" office:value-type="float" office:value="0.519318952263862" calcext:value-type="float">
            <text:p>0.519318952263862</text:p>
          </table:table-cell>
          <table:table-cell table:formula="of:=MAX(0;[.H24])" office:value-type="float" office:value="0.312907039814698" calcext:value-type="float">
            <text:p>0.312907039814698</text:p>
          </table:table-cell>
          <table:table-cell table:number-columns-repeated="2"/>
          <table:table-cell office:value-type="float" office:value="0.474603308275672" calcext:value-type="float">
            <text:p>0.474603308275672</text:p>
          </table:table-cell>
          <table:table-cell office:value-type="float" office:value="0.519318952263862" calcext:value-type="float">
            <text:p>0.519318952263862</text:p>
          </table:table-cell>
          <table:table-cell office:value-type="float" office:value="0.312907039814698" calcext:value-type="float">
            <text:p>0.3129070398146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MAX(0;[.F26])" office:value-type="float" office:value="0.988696336472934" calcext:value-type="float">
            <text:p>0.988696336472934</text:p>
          </table:table-cell>
          <table:table-cell table:formula="of:=MAX(0;[.G26])" office:value-type="float" office:value="1.19900237795012" calcext:value-type="float">
            <text:p>1.19900237795012</text:p>
          </table:table-cell>
          <table:table-cell table:formula="of:=MAX(0;[.H26])" office:value-type="float" office:value="0.899287067759792" calcext:value-type="float">
            <text:p>0.899287067759792</text:p>
          </table:table-cell>
          <table:table-cell office:value-type="string" calcext:value-type="string">
            <text:p>y3</text:p>
          </table:table-cell>
          <table:table-cell/>
          <table:table-cell table:number-matrix-columns-spanned="3" table:number-matrix-rows-spanned="6" table:formula="of:=MMULT([.A19:.C24];[.A8:.C10])" office:value-type="float" office:value="0.988696336472934" calcext:value-type="float">
            <text:p>0.988696336472934</text:p>
          </table:table-cell>
          <table:table-cell office:value-type="float" office:value="1.19900237795012" calcext:value-type="float">
            <text:p>1.19900237795012</text:p>
          </table:table-cell>
          <table:table-cell office:value-type="float" office:value="0.899287067759792" calcext:value-type="float">
            <text:p>0.899287067759792</text:p>
          </table:table-cell>
        </table:table-row>
        <table:table-row table:style-name="ro1">
          <table:table-cell table:formula="of:=MAX(0;[.F27])" office:value-type="float" office:value="0.205676532000087" calcext:value-type="float">
            <text:p>0.205676532000087</text:p>
          </table:table-cell>
          <table:table-cell table:formula="of:=MAX(0;[.G27])" office:value-type="float" office:value="0.185841491794498" calcext:value-type="float">
            <text:p>0.185841491794498</text:p>
          </table:table-cell>
          <table:table-cell table:formula="of:=MAX(0;[.H27])" office:value-type="float" office:value="0.121825267080708" calcext:value-type="float">
            <text:p>0.121825267080708</text:p>
          </table:table-cell>
          <table:table-cell table:number-columns-repeated="2"/>
          <table:table-cell office:value-type="float" office:value="0.205676532000087" calcext:value-type="float">
            <text:p>0.205676532000087</text:p>
          </table:table-cell>
          <table:table-cell office:value-type="float" office:value="0.185841491794498" calcext:value-type="float">
            <text:p>0.185841491794498</text:p>
          </table:table-cell>
          <table:table-cell office:value-type="float" office:value="0.121825267080708" calcext:value-type="float">
            <text:p>0.121825267080708</text:p>
          </table:table-cell>
        </table:table-row>
        <table:table-row table:style-name="ro1">
          <table:table-cell table:formula="of:=MAX(0;[.F28])" office:value-type="float" office:value="1.67607644335782" calcext:value-type="float">
            <text:p>1.67607644335782</text:p>
          </table:table-cell>
          <table:table-cell table:formula="of:=MAX(0;[.G28])" office:value-type="float" office:value="1.87241924904526" calcext:value-type="float">
            <text:p>1.87241924904526</text:p>
          </table:table-cell>
          <table:table-cell table:formula="of:=MAX(0;[.H28])" office:value-type="float" office:value="1.39096988250619" calcext:value-type="float">
            <text:p>1.39096988250619</text:p>
          </table:table-cell>
          <table:table-cell table:number-columns-repeated="2"/>
          <table:table-cell office:value-type="float" office:value="1.67607644335782" calcext:value-type="float">
            <text:p>1.67607644335782</text:p>
          </table:table-cell>
          <table:table-cell office:value-type="float" office:value="1.87241924904526" calcext:value-type="float">
            <text:p>1.87241924904526</text:p>
          </table:table-cell>
          <table:table-cell office:value-type="float" office:value="1.39096988250619" calcext:value-type="float">
            <text:p>1.39096988250619</text:p>
          </table:table-cell>
        </table:table-row>
        <table:table-row table:style-name="ro1">
          <table:table-cell table:formula="of:=MAX(0;[.F29])" office:value-type="float" office:value="0" calcext:value-type="float">
            <text:p>0</text:p>
          </table:table-cell>
          <table:table-cell table:formula="of:=MAX(0;[.G29])" office:value-type="float" office:value="0" calcext:value-type="float">
            <text:p>0</text:p>
          </table:table-cell>
          <table:table-cell table:formula="of:=MAX(0;[.H2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MAX(0;[.F30])" office:value-type="float" office:value="0.829679200015241" calcext:value-type="float">
            <text:p>0.829679200015241</text:p>
          </table:table-cell>
          <table:table-cell table:formula="of:=MAX(0;[.G30])" office:value-type="float" office:value="0.940048148662279" calcext:value-type="float">
            <text:p>0.940048148662279</text:p>
          </table:table-cell>
          <table:table-cell table:formula="of:=MAX(0;[.H30])" office:value-type="float" office:value="0.699533086244668" calcext:value-type="float">
            <text:p>0.699533086244668</text:p>
          </table:table-cell>
          <table:table-cell table:number-columns-repeated="2"/>
          <table:table-cell office:value-type="float" office:value="0.829679200015241" calcext:value-type="float">
            <text:p>0.829679200015241</text:p>
          </table:table-cell>
          <table:table-cell office:value-type="float" office:value="0.940048148662279" calcext:value-type="float">
            <text:p>0.940048148662279</text:p>
          </table:table-cell>
          <table:table-cell office:value-type="float" office:value="0.699533086244668" calcext:value-type="float">
            <text:p>0.699533086244668</text:p>
          </table:table-cell>
        </table:table-row>
        <table:table-row table:style-name="ro1">
          <table:table-cell table:formula="of:=MAX(0;[.F31])" office:value-type="float" office:value="0.804290868884705" calcext:value-type="float">
            <text:p>0.804290868884705</text:p>
          </table:table-cell>
          <table:table-cell table:formula="of:=MAX(0;[.G31])" office:value-type="float" office:value="0.866841846097382" calcext:value-type="float">
            <text:p>0.866841846097382</text:p>
          </table:table-cell>
          <table:table-cell table:formula="of:=MAX(0;[.H31])" office:value-type="float" office:value="0.641077728565923" calcext:value-type="float">
            <text:p>0.641077728565923</text:p>
          </table:table-cell>
          <table:table-cell table:number-columns-repeated="2"/>
          <table:table-cell office:value-type="float" office:value="0.804290868884705" calcext:value-type="float">
            <text:p>0.804290868884705</text:p>
          </table:table-cell>
          <table:table-cell office:value-type="float" office:value="0.866841846097382" calcext:value-type="float">
            <text:p>0.866841846097382</text:p>
          </table:table-cell>
          <table:table-cell office:value-type="float" office:value="0.641077728565923" calcext:value-type="float">
            <text:p>0.6410777285659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EXP([.A26])" office:value-type="float" office:value="2.68772829405983" calcext:value-type="float">
            <text:p>2.68772829405983</text:p>
          </table:table-cell>
          <table:table-cell table:formula="of:=EXP([.B26])" office:value-type="float" office:value="3.31680635250973" calcext:value-type="float">
            <text:p>3.31680635250973</text:p>
          </table:table-cell>
          <table:table-cell table:formula="of:=EXP([.C26])" office:value-type="float" office:value="2.45785020572653" calcext:value-type="float">
            <text:p>2.45785020572653</text:p>
          </table:table-cell>
          <table:table-cell office:value-type="string" calcext:value-type="string">
            <text:p>exp_scores</text:p>
          </table:table-cell>
          <table:table-cell table:number-columns-repeated="4"/>
        </table:table-row>
        <table:table-row table:style-name="ro1">
          <table:table-cell table:formula="of:=EXP([.A27])" office:value-type="float" office:value="1.22835580593027" calcext:value-type="float">
            <text:p>1.22835580593027</text:p>
          </table:table-cell>
          <table:table-cell table:formula="of:=EXP([.B27])" office:value-type="float" office:value="1.20423136469614" calcext:value-type="float">
            <text:p>1.20423136469614</text:p>
          </table:table-cell>
          <table:table-cell table:formula="of:=EXP([.C27])" office:value-type="float" office:value="1.12955671379362" calcext:value-type="float">
            <text:p>1.12955671379362</text:p>
          </table:table-cell>
          <table:table-cell table:number-columns-repeated="5"/>
        </table:table-row>
        <table:table-row table:style-name="ro1">
          <table:table-cell table:formula="of:=EXP([.A28])" office:value-type="float" office:value="5.34454515387215" calcext:value-type="float">
            <text:p>5.34454515387215</text:p>
          </table:table-cell>
          <table:table-cell table:formula="of:=EXP([.B28])" office:value-type="float" office:value="6.50401220671704" calcext:value-type="float">
            <text:p>6.50401220671704</text:p>
          </table:table-cell>
          <table:table-cell table:formula="of:=EXP([.C28])" office:value-type="float" office:value="4.01874587476489" calcext:value-type="float">
            <text:p>4.01874587476489</text:p>
          </table:table-cell>
          <table:table-cell table:number-columns-repeated="5"/>
        </table:table-row>
        <table:table-row table:style-name="ro1">
          <table:table-cell table:formula="of:=EXP([.A29])" office:value-type="float" office:value="1" calcext:value-type="float">
            <text:p>1</text:p>
          </table:table-cell>
          <table:table-cell table:formula="of:=EXP([.B29])" office:value-type="float" office:value="1" calcext:value-type="float">
            <text:p>1</text:p>
          </table:table-cell>
          <table:table-cell table:formula="of:=EXP([.C2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EXP([.A30])" office:value-type="float" office:value="2.29258316164037" calcext:value-type="float">
            <text:p>2.29258316164037</text:p>
          </table:table-cell>
          <table:table-cell table:formula="of:=EXP([.B30])" office:value-type="float" office:value="2.56010468097746" calcext:value-type="float">
            <text:p>2.56010468097746</text:p>
          </table:table-cell>
          <table:table-cell table:formula="of:=EXP([.C30])" office:value-type="float" office:value="2.01281267810492" calcext:value-type="float">
            <text:p>2.01281267810492</text:p>
          </table:table-cell>
          <table:table-cell table:number-columns-repeated="5"/>
        </table:table-row>
        <table:table-row table:style-name="ro1">
          <table:table-cell table:formula="of:=EXP([.A31])" office:value-type="float" office:value="2.23511094998465" calcext:value-type="float">
            <text:p>2.23511094998465</text:p>
          </table:table-cell>
          <table:table-cell table:formula="of:=EXP([.B31])" office:value-type="float" office:value="2.37938451262406" calcext:value-type="float">
            <text:p>2.37938451262406</text:p>
          </table:table-cell>
          <table:table-cell table:formula="of:=EXP([.C31])" office:value-type="float" office:value="1.89852587269927" calcext:value-type="float">
            <text:p>1.8985258726992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formula="of:=[.A33]/SUM([.$A33:.$C33])" office:value-type="float" office:value="0.317608846793415" calcext:value-type="float">
            <text:p>0.317608846793415</text:p>
          </table:table-cell>
          <table:table-cell table:formula="of:=[.B33]/SUM([.$A33:.$C33])" office:value-type="float" office:value="0.391946999622664" calcext:value-type="float">
            <text:p>0.391946999622664</text:p>
          </table:table-cell>
          <table:table-cell table:formula="of:=[.C33]/SUM([.$A33:.$C33])" office:value-type="float" office:value="0.290444153583921" calcext:value-type="float">
            <text:p>0.290444153583921</text:p>
          </table:table-cell>
          <table:table-cell office:value-type="string" calcext:value-type="string">
            <text:p>probs</text:p>
          </table:table-cell>
          <table:table-cell table:number-columns-repeated="4"/>
        </table:table-row>
        <table:table-row table:style-name="ro1">
          <table:table-cell table:formula="of:=[.A34]/SUM([.$A34:.$C34])" office:value-type="float" office:value="0.344836100333512" calcext:value-type="float">
            <text:p>0.344836100333512</text:p>
          </table:table-cell>
          <table:table-cell table:formula="of:=[.B34]/SUM([.$A34:.$C34])" office:value-type="float" office:value="0.33806365036605" calcext:value-type="float">
            <text:p>0.33806365036605</text:p>
          </table:table-cell>
          <table:table-cell table:formula="of:=[.C34]/SUM([.$A34:.$C34])" office:value-type="float" office:value="0.317100249300438" calcext:value-type="float">
            <text:p>0.317100249300438</text:p>
          </table:table-cell>
          <table:table-cell table:number-columns-repeated="5"/>
        </table:table-row>
        <table:table-row table:style-name="ro1">
          <table:table-cell table:formula="of:=[.A35]/SUM([.$A35:.$C35])" office:value-type="float" office:value="0.336827567646399" calcext:value-type="float">
            <text:p>0.336827567646399</text:p>
          </table:table-cell>
          <table:table-cell table:formula="of:=[.B35]/SUM([.$A35:.$C35])" office:value-type="float" office:value="0.409900290568935" calcext:value-type="float">
            <text:p>0.409900290568935</text:p>
          </table:table-cell>
          <table:table-cell table:formula="of:=[.C35]/SUM([.$A35:.$C35])" office:value-type="float" office:value="0.253272141784666" calcext:value-type="float">
            <text:p>0.253272141784666</text:p>
          </table:table-cell>
          <table:table-cell table:number-columns-repeated="5"/>
        </table:table-row>
        <table:table-row table:style-name="ro1">
          <table:table-cell table:formula="of:=[.A36]/SUM([.$A36:.$C36])" office:value-type="float" office:value="0.333333333333333" calcext:value-type="float">
            <text:p>0.333333333333333</text:p>
          </table:table-cell>
          <table:table-cell table:formula="of:=[.B36]/SUM([.$A36:.$C36])" office:value-type="float" office:value="0.333333333333333" calcext:value-type="float">
            <text:p>0.333333333333333</text:p>
          </table:table-cell>
          <table:table-cell table:formula="of:=[.C36]/SUM([.$A36:.$C36])" office:value-type="float" office:value="0.333333333333333" calcext:value-type="float">
            <text:p>0.333333333333333</text:p>
          </table:table-cell>
          <table:table-cell table:number-columns-repeated="5"/>
        </table:table-row>
        <table:table-row table:style-name="ro1">
          <table:table-cell table:formula="of:=[.A37]/SUM([.$A37:.$C37])" office:value-type="float" office:value="0.333928044243892" calcext:value-type="float">
            <text:p>0.333928044243892</text:p>
          </table:table-cell>
          <table:table-cell table:formula="of:=[.B37]/SUM([.$A37:.$C37])" office:value-type="float" office:value="0.372894106300054" calcext:value-type="float">
            <text:p>0.372894106300054</text:p>
          </table:table-cell>
          <table:table-cell table:formula="of:=[.C37]/SUM([.$A37:.$C37])" office:value-type="float" office:value="0.293177849456054" calcext:value-type="float">
            <text:p>0.293177849456054</text:p>
          </table:table-cell>
          <table:table-cell table:number-columns-repeated="5"/>
        </table:table-row>
        <table:table-row table:style-name="ro1">
          <table:table-cell table:formula="of:=[.A38]/SUM([.$A38:.$C38])" office:value-type="float" office:value="0.343175745159594" calcext:value-type="float">
            <text:p>0.343175745159594</text:p>
          </table:table-cell>
          <table:table-cell table:formula="of:=[.B38]/SUM([.$A38:.$C38])" office:value-type="float" office:value="0.365327302050293" calcext:value-type="float">
            <text:p>0.365327302050293</text:p>
          </table:table-cell>
          <table:table-cell table:formula="of:=[.C38]/SUM([.$A38:.$C38])" office:value-type="float" office:value="0.291496952790112" calcext:value-type="float">
            <text:p>0.2914969527901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14:09:16.4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17:00:46.025465223</meta:creation-date>
    <dc:date>2024-05-19T21:16:36.462000000</dc:date>
    <meta:editing-duration>PT7H14M54S</meta:editing-duration>
    <meta:editing-cycles>8</meta:editing-cycles>
    <meta:generator>LibreOffice/7.6.3.2$Windows_X86_64 LibreOffice_project/29d686fea9f6705b262d369fede658f824154cc0</meta:generator>
    <meta:document-statistic meta:table-count="5" meta:cell-count="696" meta:object-count="0"/>
  </office:meta>
</office:document-meta>
</file>